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6E8000009C405BB192503F9ABBC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enQuanYi Micro Hei" svg:font-family="'WenQuanYi Micro He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entury Gothic1" svg:font-family="'Century Gothic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imes New Roman1" svg:font-family="'Times New Roman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1" style:family="table">
      <style:table-properties style:width="6.5625in" fo:margin-left="0.7201in" fo:margin-top="0in" fo:margin-bottom="0in" table:align="left"/>
    </style:style>
    <style:style style:name="Table1.A" style:family="table-column">
      <style:table-column-properties style:column-width="4.5938in"/>
    </style:style>
    <style:style style:name="Table1.B" style:family="table-column">
      <style:table-column-properties style:column-width="0.6451in"/>
    </style:style>
    <style:style style:name="Table1.C" style:family="table-column">
      <style:table-column-properties style:column-width="1.3236in"/>
    </style:style>
    <style:style style:name="Table1.1" style:family="table-row">
      <style:table-row-properties style:min-row-height="0.9319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2" style:family="table-row">
      <style:table-row-properties style:min-row-height="0.5625in" fo:keep-together="auto"/>
    </style:style>
    <style:style style:name="Table1.3" style:family="table-row">
      <style:table-row-properties style:min-row-height="0.4444in" fo:keep-together="auto"/>
    </style:style>
    <style:style style:name="Table1.6" style:family="table-row">
      <style:table-row-properties style:min-row-height="0.4264in" fo:keep-together="auto"/>
    </style:style>
    <style:style style:name="P1" style:family="paragraph" style:parent-style-name="Standard">
      <style:paragraph-properties fo:margin-left="1.25in" fo:margin-right="0in" fo:margin-top="0.1217in" fo:margin-bottom="0in" loext:contextual-spacing="false" fo:line-height="100%" fo:orphans="0" fo:widows="0" fo:text-indent="0in" style:auto-text-indent="false"/>
      <style:text-properties style:font-name="Arial" fo:font-size="30pt" fo:font-weight="bold" style:font-name-asian="Arial1" style:font-size-asian="30pt" style:font-weight-asian="bold" style:font-name-complex="Arial1" style:font-size-complex="30pt"/>
    </style:style>
    <style:style style:name="P2" style:family="paragraph" style:parent-style-name="Standard" style:master-page-name="Standard">
      <style:paragraph-properties fo:margin-left="1.25in" fo:margin-right="0in" fo:margin-top="0.1217in" fo:margin-bottom="0in" loext:contextual-spacing="false" fo:line-height="100%" fo:orphans="0" fo:widows="0" fo:text-indent="0in" style:auto-text-indent="false" style:page-number="1"/>
      <style:text-properties style:font-name="Arial" fo:font-size="30pt" fo:font-weight="bold" style:font-name-asian="Arial1" style:font-size-asian="30pt" style:font-weight-asian="bold" style:font-name-complex="Arial1" style:font-size-complex="30pt"/>
    </style:style>
    <style:style style:name="P3" style:family="paragraph" style:parent-style-name="Standard">
      <style:paragraph-properties fo:margin-left="1.25in" fo:margin-right="0in" fo:margin-top="0.1193in" fo:margin-bottom="0in" loext:contextual-spacing="false" fo:line-height="100%" fo:orphans="0" fo:widows="0" fo:text-indent="0in" style:auto-text-indent="false"/>
    </style:style>
    <style:style style:name="P4" style:family="paragraph" style:parent-style-name="Standard">
      <style:paragraph-properties fo:margin-left="1.25in" fo:margin-right="0in" fo:margin-top="0.1193in" fo:margin-bottom="0in" loext:contextual-spacing="false" fo:line-height="100%" fo:orphans="0" fo:widows="0" fo:text-indent="0in" style:auto-text-indent="false">
        <style:tab-stops>
          <style:tab-stop style:position="3.7492in"/>
        </style:tab-stops>
      </style:paragraph-properties>
    </style:style>
    <style:style style:name="P5" style:family="paragraph" style:parent-style-name="Standard">
      <style:paragraph-properties fo:margin-left="1.25in" fo:margin-right="0in" fo:margin-top="0.1193in" fo:margin-bottom="0in" loext:contextual-spacing="false" fo:line-height="100%" fo:orphans="0" fo:widows="0" fo:text-indent="0in" style:auto-text-indent="false">
        <style:tab-stops>
          <style:tab-stop style:position="4.7492in"/>
        </style:tab-stops>
      </style:paragraph-properties>
    </style:style>
    <style:style style:name="P6" style:family="paragraph" style:parent-style-name="Standard">
      <style:paragraph-properties fo:margin-left="1.25in" fo:margin-right="0in" fo:margin-top="0.1193in" fo:margin-bottom="0in" loext:contextual-spacing="false" fo:line-height="100%" fo:orphans="0" fo:widows="0" fo:text-indent="0in" style:auto-text-indent="false">
        <style:tab-stops>
          <style:tab-stop style:position="4.2492in"/>
        </style:tab-stops>
      </style:paragraph-properties>
    </style:style>
    <style:style style:name="P7" style:family="paragraph" style:parent-style-name="Standard">
      <style:paragraph-properties fo:margin-left="1.25in" fo:margin-right="0in" fo:margin-top="0.1193in" fo:margin-bottom="0in" loext:contextual-spacing="false" fo:line-height="100%" fo:orphans="0" fo:widows="0" fo:text-indent="0in" style:auto-text-indent="false">
        <style:tab-stops>
          <style:tab-stop style:position="3.7492in"/>
        </style:tab-stops>
      </style:paragraph-properties>
      <style:text-properties fo:color="#929292" style:font-name="Arial" fo:font-size="16pt" style:font-name-asian="Arial1" style:font-size-asian="16pt" style:font-name-complex="Arial1" style:font-size-complex="16pt"/>
    </style:style>
    <style:style style:name="P8" style:family="paragraph" style:parent-style-name="Standard">
      <style:paragraph-properties fo:margin-left="1.25in" fo:margin-right="0in" fo:margin-top="0.1193in" fo:margin-bottom="0in" loext:contextual-spacing="false" fo:line-height="100%" fo:orphans="0" fo:widows="0" fo:text-indent="0in" style:auto-text-indent="false">
        <style:tab-stops>
          <style:tab-stop style:position="3.7492in"/>
        </style:tab-stops>
      </style:paragraph-properties>
      <style:text-properties fo:color="#1d1c1d" style:font-name="Arial" fo:font-size="16pt" fo:font-weight="bold" fo:background-color="#f8f8f8" style:font-name-asian="Arial1" style:font-size-asian="16pt" style:font-weight-asian="bold" style:font-name-complex="Arial1" style:font-size-complex="16pt"/>
    </style:style>
    <style:style style:name="P9" style:family="paragraph" style:parent-style-name="Standard">
      <style:paragraph-properties fo:margin-left="1.25in" fo:margin-right="0in" fo:margin-top="0in" fo:margin-bottom="0in" loext:contextual-spacing="false" fo:line-height="151%" fo:orphans="0" fo:widows="0" fo:text-indent="0in" style:auto-text-indent="false">
        <style:tab-stops>
          <style:tab-stop style:position="3.75in"/>
        </style:tab-stops>
      </style:paragraph-properties>
    </style:style>
    <style:style style:name="P10" style:family="paragraph" style:parent-style-name="Standard">
      <style:paragraph-properties fo:margin-left="1.25in" fo:margin-right="0in" fo:margin-top="0in" fo:margin-bottom="0in" loext:contextual-spacing="false" fo:line-height="145%" fo:orphans="0" fo:widows="0" fo:text-indent="0in" style:auto-text-indent="false"/>
    </style:style>
    <style:style style:name="P11" style:family="paragraph" style:parent-style-name="Standard">
      <style:paragraph-properties fo:margin-left="1.25in" fo:margin-right="0in" fo:margin-top="0in" fo:margin-bottom="0in" loext:contextual-spacing="false" fo:line-height="145%" fo:orphans="0" fo:widows="0" fo:text-indent="0in" style:auto-text-indent="false">
        <style:tab-stops>
          <style:tab-stop style:position="3.7492in"/>
        </style:tab-stops>
      </style:paragraph-properties>
    </style:style>
    <style:style style:name="P12" style:family="paragraph" style:parent-style-name="Standard">
      <style:paragraph-properties fo:margin-left="1.25in" fo:margin-right="0in" fo:margin-top="0in" fo:margin-bottom="0in" loext:contextual-spacing="false" fo:line-height="145%" fo:orphans="0" fo:widows="0" fo:text-indent="0in" style:auto-text-indent="false">
        <style:tab-stops>
          <style:tab-stop style:position="4.7492in"/>
        </style:tab-stops>
      </style:paragraph-properties>
    </style:style>
    <style:style style:name="P13" style:family="paragraph" style:parent-style-name="Standard">
      <style:paragraph-properties fo:margin-left="1.25in" fo:margin-right="0in" fo:margin-top="0in" fo:margin-bottom="0in" loext:contextual-spacing="false" fo:line-height="145%" fo:orphans="0" fo:widows="0" fo:text-indent="0in" style:auto-text-indent="false">
        <style:tab-stops>
          <style:tab-stop style:position="4.2492in"/>
        </style:tab-stops>
      </style:paragraph-properties>
    </style:style>
    <style:style style:name="P14" style:family="paragraph" style:parent-style-name="Standard">
      <style:paragraph-properties fo:margin-left="1.25in" fo:margin-right="0in" fo:margin-top="0.1335in" fo:margin-bottom="0in" loext:contextual-spacing="false" fo:line-height="100%" fo:orphans="0" fo:widows="0" fo:text-indent="0in" style:auto-text-indent="false"/>
    </style:style>
    <style:style style:name="P15" style:family="paragraph" style:parent-style-name="Standard">
      <style:paragraph-properties fo:margin-left="1.25in" fo:margin-right="0in" fo:margin-top="0.1335in" fo:margin-bottom="0in" loext:contextual-spacing="false" fo:line-height="100%" fo:orphans="0" fo:widows="0" fo:text-indent="0in" style:auto-text-indent="false">
        <style:tab-stops>
          <style:tab-stop style:position="3.7492in"/>
        </style:tab-stops>
      </style:paragraph-properties>
    </style:style>
    <style:style style:name="P16" style:family="paragraph" style:parent-style-name="Standard">
      <style:paragraph-properties fo:margin-left="1.25in" fo:margin-right="0in" fo:margin-top="0.1335in" fo:margin-bottom="0in" loext:contextual-spacing="false" fo:line-height="100%" fo:orphans="0" fo:widows="0" fo:text-indent="0in" style:auto-text-indent="false">
        <style:tab-stops>
          <style:tab-stop style:position="4.7492in"/>
        </style:tab-stops>
      </style:paragraph-properties>
    </style:style>
    <style:style style:name="P17" style:family="paragraph" style:parent-style-name="Standard">
      <style:paragraph-properties fo:margin-left="1.25in" fo:margin-right="0in" fo:margin-top="0.1335in" fo:margin-bottom="0in" loext:contextual-spacing="false" fo:line-height="100%" fo:orphans="0" fo:widows="0" fo:text-indent="0in" style:auto-text-indent="false">
        <style:tab-stops>
          <style:tab-stop style:position="4.2492in"/>
        </style:tab-stops>
      </style:paragraph-properties>
    </style:style>
    <style:style style:name="P18" style:family="paragraph" style:parent-style-name="Standard">
      <style:paragraph-properties fo:margin-left="1.25in" fo:margin-right="0in" fo:margin-top="0.1335in" fo:margin-bottom="0in" loext:contextual-spacing="false" fo:line-height="100%" fo:text-align="justify" style:justify-single-word="false" fo:orphans="0" fo:widows="0" fo:text-indent="0in" style:auto-text-indent="false"/>
    </style:style>
    <style:style style:name="P19" style:family="paragraph" style:parent-style-name="Standard">
      <style:paragraph-properties fo:margin-left="1.25in" fo:margin-right="0in" fo:margin-top="0.0126in" fo:margin-bottom="0in" loext:contextual-spacing="false" fo:line-height="100%" fo:orphans="0" fo:widows="0" fo:text-indent="0in" style:auto-text-indent="false">
        <style:tab-stops>
          <style:tab-stop style:position="4.2492in"/>
        </style:tab-stops>
      </style:paragraph-properties>
    </style:style>
    <style:style style:name="P20" style:family="paragraph" style:parent-style-name="Standard">
      <style:paragraph-properties fo:margin-left="0in" fo:margin-right="0in" fo:margin-top="0.1217in" fo:margin-bottom="0in" loext:contextual-spacing="false" fo:line-height="100%" fo:orphans="0" fo:widows="0" fo:text-indent="0in" style:auto-text-indent="false"/>
      <style:text-properties style:font-name="Arial" fo:font-size="30pt" fo:font-weight="bold" style:font-name-asian="Arial1" style:font-size-asian="30pt" style:font-weight-asian="bold" style:font-name-complex="Arial1" style:font-size-complex="30pt"/>
    </style:style>
    <style:style style:name="P21" style:family="paragraph" style:parent-style-name="Standard">
      <style:paragraph-properties fo:margin-left="0in" fo:margin-right="0in" fo:margin-top="0.0075in" fo:margin-bottom="0in" loext:contextual-spacing="false" fo:line-height="100%" fo:orphans="0" fo:widows="0" fo:text-indent="0in" style:auto-text-indent="false"/>
      <style:text-properties style:font-name="Arial" fo:font-size="29pt" style:font-name-asian="Arial1" style:font-size-asian="29pt" style:font-name-complex="Arial1" style:font-size-complex="29pt"/>
    </style:style>
    <style:style style:name="P22" style:family="paragraph" style:parent-style-name="Standard">
      <style:paragraph-properties fo:margin-left="0in" fo:margin-right="0in" fo:margin-top="0.0035in" fo:margin-bottom="0in" loext:contextual-spacing="false" fo:line-height="100%" fo:orphans="0" fo:widows="0" fo:text-indent="0in" style:auto-text-indent="false"/>
      <style:text-properties style:font-name="Arial" fo:font-size="26.5pt" style:font-name-asian="Arial1" style:font-size-asian="26.5pt" style:font-name-complex="Arial1" style:font-size-complex="26.5pt"/>
    </style:style>
    <style:style style:name="P23" style:family="paragraph" style:parent-style-name="Standard">
      <style:paragraph-properties fo:margin-left="0in" fo:margin-right="0in" fo:margin-top="0.0016in" fo:margin-bottom="0in" loext:contextual-spacing="false" fo:line-height="100%" fo:orphans="0" fo:widows="0" fo:text-indent="0in" style:auto-text-indent="false"/>
      <style:text-properties style:font-name="Arial" fo:font-size="15pt" style:font-name-asian="Arial1" style:font-size-asian="15pt" style:font-name-complex="Arial1" style:font-size-complex="15pt"/>
    </style:style>
    <style:style style:name="P24" style:family="paragraph" style:parent-style-name="Standard">
      <style:paragraph-properties fo:margin-left="1.25in" fo:margin-right="0in" fo:margin-top="0.1217in" fo:margin-bottom="0in" loext:contextual-spacing="false" fo:line-height="100%" fo:orphans="0" fo:widows="0" fo:text-indent="-0.75in" style:auto-text-indent="false"/>
    </style:style>
    <style:style style:name="P25" style:family="paragraph" style:parent-style-name="Standard">
      <style:paragraph-properties fo:margin-left="0.5in" fo:margin-right="1.2453in" fo:margin-top="0.0008in" fo:margin-bottom="0in" loext:contextual-spacing="false" fo:line-height="151%" fo:orphans="0" fo:widows="0" fo:text-indent="0in" style:auto-text-indent="false"/>
      <style:text-properties style:font-name="Arial" fo:font-size="16pt" style:font-name-asian="Arial1" style:font-size-asian="16pt" style:font-name-complex="Arial1" style:font-size-complex="16pt"/>
    </style:style>
    <style:style style:name="P26" style:family="paragraph" style:parent-style-name="Standard">
      <style:paragraph-properties fo:margin-left="0.5in" fo:margin-right="0in" fo:margin-top="0.002in" fo:margin-bottom="0in" loext:contextual-spacing="false" fo:line-height="100%" fo:orphans="0" fo:widows="0" fo:text-indent="0in" style:auto-text-indent="false"/>
      <style:text-properties style:font-name="Arial" fo:font-size="22.5pt" style:font-name-asian="Arial1" style:font-size-asian="22.5pt" style:font-name-complex="Arial1" style:font-size-complex="22.5pt"/>
    </style:style>
    <style:style style:name="P27" style:family="paragraph" style:parent-style-name="Standard">
      <style:paragraph-properties fo:margin-left="0.5in" fo:margin-right="0in" fo:margin-top="0.002in" fo:margin-bottom="0in" loext:contextual-spacing="false" fo:line-height="100%" fo:orphans="0" fo:widows="0" fo:text-indent="0in" style:auto-text-indent="false"/>
      <style:text-properties style:font-name="Arial" fo:font-size="20.5pt" style:font-name-asian="Arial1" style:font-size-asian="20.5pt" style:font-name-complex="Arial1" style:font-size-complex="20.5pt"/>
    </style:style>
    <style:style style:name="P28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/>
      <style:text-properties style:font-name="Arial" fo:font-size="26pt" style:font-name-asian="Arial1" style:font-size-asian="26pt" style:font-name-complex="Arial1" style:font-size-complex="26pt"/>
    </style:style>
    <style:style style:name="P29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/>
      <style:text-properties style:font-name="Arial" fo:font-size="6pt" style:font-name-asian="Arial1" style:font-size-asian="6pt" style:font-name-complex="Arial1" style:font-size-complex="6pt"/>
    </style:style>
    <style:style style:name="P30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/>
      <style:text-properties style:font-name="Arial" fo:font-size="36pt" fo:font-weight="bold" style:font-name-asian="Arial1" style:font-size-asian="36pt" style:font-weight-asian="bold" style:font-name-complex="Arial1" style:font-size-complex="36pt"/>
    </style:style>
    <style:style style:name="P31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/>
      <style:text-properties style:font-name="Arial" fo:font-size="1pt" style:font-name-asian="Arial1" style:font-size-asian="1pt" style:font-name-complex="Arial1" style:font-size-complex="1pt"/>
    </style:style>
    <style:style style:name="P32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33" style:family="paragraph" style:parent-style-name="Standard" style:master-page-name="Converted1">
      <style:paragraph-properties fo:margin-left="0.5in" fo:margin-right="0in" fo:margin-top="0in" fo:margin-bottom="0in" loext:contextual-spacing="false" fo:line-height="115%" fo:orphans="0" fo:widows="0" fo:text-indent="0in" style:auto-text-indent="false" style:page-number="auto"/>
      <style:text-properties style:font-name="Arial" fo:font-size="16pt" style:font-name-asian="Arial1" style:font-size-asian="16pt" style:font-name-complex="Arial1" style:font-size-complex="16pt"/>
    </style:style>
    <style:style style:name="P34" style:family="paragraph" style:parent-style-name="Standard">
      <style:paragraph-properties fo:margin-left="0.5in" fo:margin-right="0in" fo:margin-top="0.0063in" fo:margin-bottom="0in" loext:contextual-spacing="false" fo:line-height="100%" fo:orphans="0" fo:widows="0" fo:text-indent="0in" style:auto-text-indent="false"/>
      <style:text-properties style:font-name="Arial" fo:font-size="30pt" style:font-name-asian="Arial1" style:font-size-asian="30pt" style:font-name-complex="Arial1" style:font-size-complex="30pt"/>
    </style:style>
    <style:style style:name="P35" style:family="paragraph" style:parent-style-name="Standard">
      <style:paragraph-properties fo:margin-left="0.5in" fo:margin-right="0in" fo:margin-top="0.0028in" fo:margin-bottom="0in" loext:contextual-spacing="false" fo:line-height="100%" fo:orphans="0" fo:widows="0" fo:text-indent="0in" style:auto-text-indent="false"/>
      <style:text-properties style:font-name="Arial" fo:font-size="26.5pt" style:text-underline-style="solid" style:text-underline-width="auto" style:text-underline-color="font-color" style:font-name-asian="Arial1" style:font-size-asian="26.5pt" style:font-name-complex="Arial1" style:font-size-complex="26.5pt"/>
    </style:style>
    <style:style style:name="P36" style:family="paragraph" style:parent-style-name="Standard">
      <style:paragraph-properties fo:margin-left="0.5in" fo:margin-right="0in" fo:margin-top="0.0028in" fo:margin-bottom="0in" loext:contextual-spacing="false" fo:line-height="100%" fo:orphans="0" fo:widows="0" fo:text-indent="0in" style:auto-text-indent="false"/>
      <style:text-properties style:font-name="Arial" fo:font-size="26.5pt" style:font-name-asian="Arial1" style:font-size-asian="26.5pt" style:font-name-complex="Arial1" style:font-size-complex="26.5pt"/>
    </style:style>
    <style:style style:name="P37" style:family="paragraph" style:parent-style-name="Standard">
      <style:paragraph-properties fo:margin-left="0.5in" fo:margin-right="0in" fo:margin-top="0.0028in" fo:margin-bottom="0in" loext:contextual-spacing="false" fo:line-height="100%" fo:orphans="0" fo:widows="0" fo:text-indent="0in" style:auto-text-indent="false"/>
      <style:text-properties style:font-name="Arial" fo:font-size="18.5pt" style:font-name-asian="Arial1" style:font-size-asian="18.5pt" style:font-name-complex="Arial1" style:font-size-complex="18.5pt"/>
    </style:style>
    <style:style style:name="P38" style:family="paragraph" style:parent-style-name="Standard">
      <style:paragraph-properties fo:margin-left="0.5in" fo:margin-right="0in" fo:margin-top="0.0035in" fo:margin-bottom="0in" loext:contextual-spacing="false" fo:line-height="100%" fo:orphans="0" fo:widows="0" fo:text-indent="0in" style:auto-text-indent="false"/>
      <style:text-properties style:font-name="Arial" fo:font-size="26.5pt" style:font-name-asian="Arial1" style:font-size-asian="26.5pt" style:font-name-complex="Arial1" style:font-size-complex="26.5pt"/>
    </style:style>
    <style:style style:name="P39" style:family="paragraph" style:parent-style-name="Standard">
      <style:paragraph-properties fo:margin-left="0.5in" fo:margin-right="0in" fo:margin-top="0.0035in" fo:margin-bottom="0in" loext:contextual-spacing="false" fo:line-height="100%" fo:orphans="0" fo:widows="0" fo:text-indent="0in" style:auto-text-indent="false"/>
      <style:text-properties style:font-name="Arial" fo:font-size="12.5pt" style:font-name-asian="Arial1" style:font-size-asian="12.5pt" style:font-name-complex="Arial1" style:font-size-complex="12.5pt"/>
    </style:style>
    <style:style style:name="P40" style:family="paragraph" style:parent-style-name="Standard">
      <style:paragraph-properties fo:margin-left="0.5in" fo:margin-right="0in" fo:margin-top="0.0047in" fo:margin-bottom="0in" loext:contextual-spacing="false" fo:line-height="100%" fo:orphans="0" fo:widows="0" fo:text-indent="0in" style:auto-text-indent="false"/>
      <style:text-properties style:font-name="Arial" fo:font-size="25.5pt" style:font-name-asian="Arial1" style:font-size-asian="25.5pt" style:font-name-complex="Arial1" style:font-size-complex="25.5pt"/>
    </style:style>
    <style:style style:name="P41" style:family="paragraph" style:parent-style-name="Standard">
      <style:paragraph-properties fo:margin-left="0.5in" fo:margin-right="0in" fo:margin-top="0.0047in" fo:margin-bottom="0in" loext:contextual-spacing="false" fo:line-height="100%" fo:orphans="0" fo:widows="0" fo:text-indent="0in" style:auto-text-indent="false"/>
      <style:text-properties style:font-name="Arial" fo:font-size="29pt" style:font-name-asian="Arial1" style:font-size-asian="29pt" style:font-name-complex="Arial1" style:font-size-complex="29pt"/>
    </style:style>
    <style:style style:name="P42" style:family="paragraph" style:parent-style-name="Standard">
      <style:paragraph-properties fo:margin-left="0.5in" fo:margin-right="0in" fo:margin-top="0.0055in" fo:margin-bottom="0in" loext:contextual-spacing="false" fo:line-height="100%" fo:orphans="0" fo:widows="0" fo:text-indent="0in" style:auto-text-indent="false"/>
      <style:text-properties style:font-name="Arial" fo:font-size="28pt" style:font-name-asian="Arial1" style:font-size-asian="28pt" style:font-name-complex="Arial1" style:font-size-complex="28pt"/>
    </style:style>
    <style:style style:name="P43" style:family="paragraph" style:parent-style-name="Standard">
      <style:paragraph-properties fo:margin-left="0.5in" fo:margin-right="0in" fo:margin-top="0.0055in" fo:margin-bottom="0in" loext:contextual-spacing="false" fo:line-height="100%" fo:orphans="0" fo:widows="0" fo:text-indent="0in" style:auto-text-indent="false"/>
      <style:text-properties style:font-name="Arial" fo:font-size="25.5pt" style:font-name-asian="Arial1" style:font-size-asian="25.5pt" style:font-name-complex="Arial1" style:font-size-complex="25.5pt"/>
    </style:style>
    <style:style style:name="P44" style:family="paragraph" style:parent-style-name="Standard">
      <style:paragraph-properties fo:margin-left="0.5in" fo:margin-right="0in" fo:margin-top="0.0055in" fo:margin-bottom="0in" loext:contextual-spacing="false" fo:line-height="100%" fo:orphans="0" fo:widows="0" fo:text-indent="0in" style:auto-text-indent="false"/>
      <style:text-properties style:font-name="Arial" fo:font-size="17.5pt" style:font-name-asian="Arial1" style:font-size-asian="17.5pt" style:font-name-complex="Arial1" style:font-size-complex="17.5pt"/>
    </style:style>
    <style:style style:name="P45" style:family="paragraph" style:parent-style-name="Standard">
      <style:paragraph-properties fo:margin-left="0.5in" fo:margin-right="0in" fo:margin-top="0.0043in" fo:margin-bottom="0in" loext:contextual-spacing="false" fo:line-height="100%" fo:orphans="0" fo:widows="0" fo:text-indent="0in" style:auto-text-indent="false"/>
      <style:text-properties style:font-name="Arial" fo:font-size="21.5pt" style:font-name-asian="Arial1" style:font-size-asian="21.5pt" style:font-name-complex="Arial1" style:font-size-complex="21.5pt"/>
    </style:style>
    <style:style style:name="P46" style:family="paragraph" style:parent-style-name="Standard">
      <style:paragraph-properties fo:margin-left="0.6874in" fo:margin-right="-0.3543in" fo:margin-top="0.0008in" fo:margin-bottom="0in" loext:contextual-spacing="false" fo:line-height="151%" fo:orphans="0" fo:widows="0" fo:text-indent="-0.4374in" style:auto-text-indent="false"/>
    </style:style>
    <style:style style:name="P47" style:family="paragraph" style:parent-style-name="Standard" style:list-style-name="WWNum1">
      <style:paragraph-properties fo:margin-left="0.6874in" fo:margin-right="0in" fo:margin-top="0.2543in" fo:margin-bottom="0in" loext:contextual-spacing="false" fo:line-height="100%" fo:orphans="0" fo:widows="0" fo:text-indent="-0.4374in" style:auto-text-indent="false">
        <style:tab-stops>
          <style:tab-stop style:position="1.5409in"/>
          <style:tab-stop style:position="1.5417in"/>
        </style:tab-stops>
      </style:paragraph-properties>
    </style:style>
    <style:style style:name="P48" style:family="paragraph" style:parent-style-name="Standard" style:list-style-name="WWNum1">
      <style:paragraph-properties fo:margin-left="0.6874in" fo:margin-right="0in" fo:margin-top="0.2181in" fo:margin-bottom="0in" loext:contextual-spacing="false" fo:line-height="100%" fo:orphans="0" fo:widows="0" fo:text-indent="-0.4374in" style:auto-text-indent="false">
        <style:tab-stops>
          <style:tab-stop style:position="1.5409in"/>
          <style:tab-stop style:position="1.5417in"/>
        </style:tab-stops>
      </style:paragraph-properties>
    </style:style>
    <style:style style:name="P49" style:family="paragraph" style:parent-style-name="Standard" style:list-style-name="WWNum1">
      <style:paragraph-properties fo:margin-left="0.6874in" fo:margin-right="-0.4791in" fo:margin-top="0.2181in" fo:margin-bottom="0in" loext:contextual-spacing="false" fo:line-height="100%" fo:orphans="0" fo:widows="0" fo:text-indent="-0.4374in" style:auto-text-indent="false">
        <style:tab-stops>
          <style:tab-stop style:position="1.5409in"/>
          <style:tab-stop style:position="1.5417in"/>
        </style:tab-stops>
      </style:paragraph-properties>
    </style:style>
    <style:style style:name="P5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1339in" style:type="center"/>
          <style:tab-stop style:position="6.2681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5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1339in" style:type="center"/>
          <style:tab-stop style:position="6.2681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entury Gothic" fo:font-size="10pt" fo:font-style="normal" style:text-underline-style="none" fo:font-weight="bold" style:font-name-asian="Century Gothic1" style:font-size-asian="10pt" style:font-style-asian="normal" style:font-weight-asian="bold" style:font-name-complex="Century Gothic1" style:font-size-complex="10pt"/>
    </style:style>
    <style:style style:name="P52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P5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P5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P5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P56" style:family="paragraph" style:parent-style-name="Standard">
      <style:paragraph-properties fo:margin-left="0.898in" fo:margin-right="0in" fo:margin-top="0.0453in" fo:margin-bottom="0in" loext:contextual-spacing="false" fo:line-height="100%" fo:orphans="0" fo:widows="0" fo:text-indent="0in" style:auto-text-indent="false"/>
    </style:style>
    <style:style style:name="P57" style:family="paragraph" style:parent-style-name="Standard">
      <style:paragraph-properties fo:margin-left="0.898in" fo:margin-right="0in" fo:margin-top="0.0453in" fo:margin-bottom="0in" loext:contextual-spacing="false" fo:line-height="100%" fo:orphans="0" fo:widows="0" fo:text-indent="0in" style:auto-text-indent="false"/>
      <style:text-properties style:font-name="Arial" fo:font-size="20pt" fo:font-weight="bold" style:font-name-asian="Arial1" style:font-size-asian="20pt" style:font-weight-asian="bold" style:font-name-complex="Arial1" style:font-size-complex="20pt"/>
    </style:style>
    <style:style style:name="P58" style:family="paragraph" style:parent-style-name="Standard">
      <style:paragraph-properties fo:margin-left="0.5in" fo:margin-right="-0.8335in" fo:margin-top="0in" fo:margin-bottom="0in" loext:contextual-spacing="false" fo:line-height="100%" fo:orphans="0" fo:widows="0" fo:text-indent="0in" style:auto-text-indent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59" style:family="paragraph" style:parent-style-name="Standard">
      <style:paragraph-properties fo:margin-left="0.5in" fo:margin-right="-0.8335in" fo:margin-top="0in" fo:margin-bottom="0in" loext:contextual-spacing="false" fo:line-height="100%" fo:orphans="0" fo:widows="0" fo:text-indent="0in" style:auto-text-indent="false"/>
    </style:style>
    <style:style style:name="P60" style:family="paragraph" style:parent-style-name="Standard">
      <style:paragraph-properties fo:margin-left="0.5in" fo:margin-right="0.0335in" fo:margin-top="0in" fo:margin-bottom="0in" loext:contextual-spacing="false" fo:line-height="100%" fo:text-align="end" style:justify-single-word="false" fo:orphans="0" fo:widows="0" fo:text-indent="0in" style:auto-text-indent="false"/>
    </style:style>
    <style:style style:name="P61" style:family="paragraph" style:parent-style-name="Standard">
      <style:paragraph-properties fo:margin-left="0.5in" fo:margin-right="0.0335in" fo:margin-top="0.0472in" fo:margin-bottom="0in" loext:contextual-spacing="false" fo:line-height="100%" fo:text-align="end" style:justify-single-word="false" fo:orphans="0" fo:widows="0" fo:text-indent="0in" style:auto-text-indent="false"/>
    </style:style>
    <style:style style:name="P62" style:family="paragraph" style:parent-style-name="Standard">
      <style:paragraph-properties fo:margin-left="0.5346in" fo:margin-right="0in" fo:margin-top="0.0472in" fo:margin-bottom="0in" loext:contextual-spacing="false" fo:line-height="100%" fo:orphans="0" fo:widows="0" fo:text-indent="0in" style:auto-text-indent="false"/>
    </style:style>
    <style:style style:name="P63" style:family="paragraph" style:parent-style-name="Standard">
      <style:paragraph-properties fo:margin-left="1.25in" fo:margin-right="0.3335in" fo:margin-top="0.1193in" fo:margin-bottom="0in" loext:contextual-spacing="false" fo:line-height="148%" fo:orphans="0" fo:widows="0" fo:text-indent="0in" style:auto-text-indent="false">
        <style:tab-stops>
          <style:tab-stop style:position="3.7492in"/>
        </style:tab-stops>
      </style:paragraph-properties>
    </style:style>
    <style:style style:name="P64" style:family="paragraph" style:parent-style-name="Standard">
      <style:paragraph-properties fo:margin-left="1.25in" fo:margin-right="0.6457in" fo:margin-top="0.1193in" fo:margin-bottom="0in" loext:contextual-spacing="false" fo:line-height="148%" fo:orphans="0" fo:widows="0" fo:text-indent="0in" style:auto-text-indent="false">
        <style:tab-stops>
          <style:tab-stop style:position="3.7492in"/>
        </style:tab-stops>
      </style:paragraph-properties>
    </style:style>
    <style:style style:name="P65" style:family="paragraph" style:parent-style-name="Standard">
      <style:paragraph-properties fo:margin-left="1.25in" fo:margin-right="0.6457in" fo:margin-top="0.1193in" fo:margin-bottom="0in" loext:contextual-spacing="false" fo:line-height="151%" fo:orphans="0" fo:widows="0" fo:text-indent="0in" style:auto-text-indent="false">
        <style:tab-stops>
          <style:tab-stop style:position="3.7492in"/>
        </style:tab-stops>
      </style:paragraph-properties>
    </style:style>
    <style:style style:name="P66" style:family="paragraph" style:parent-style-name="Standard">
      <style:paragraph-properties fo:margin-left="1.25in" fo:margin-right="1.1457in" fo:margin-top="0.1193in" fo:margin-bottom="0in" loext:contextual-spacing="false" fo:line-height="148%" fo:orphans="0" fo:widows="0" fo:text-indent="0in" style:auto-text-indent="false">
        <style:tab-stops>
          <style:tab-stop style:position="3.7492in"/>
        </style:tab-stops>
      </style:paragraph-properties>
    </style:style>
    <style:style style:name="P67" style:family="paragraph" style:parent-style-name="Standard">
      <style:paragraph-properties fo:margin-left="1.25in" fo:margin-right="1.1457in" fo:margin-top="0in" fo:margin-bottom="0in" loext:contextual-spacing="false" fo:line-height="151%" fo:orphans="0" fo:widows="0" fo:text-indent="0in" style:auto-text-indent="false">
        <style:tab-stops>
          <style:tab-stop style:position="3.7492in"/>
        </style:tab-stops>
      </style:paragraph-properties>
    </style:style>
    <style:style style:name="P68" style:family="paragraph" style:parent-style-name="Standard">
      <style:paragraph-properties fo:margin-left="1.25in" fo:margin-right="1.098in" fo:margin-top="0.1193in" fo:margin-bottom="0in" loext:contextual-spacing="false" fo:line-height="151%" fo:orphans="0" fo:widows="0" fo:text-indent="0in" style:auto-text-indent="false">
        <style:tab-stops>
          <style:tab-stop style:position="3.7492in"/>
        </style:tab-stops>
      </style:paragraph-properties>
    </style:style>
    <style:style style:name="P69" style:family="paragraph" style:parent-style-name="Standard">
      <style:paragraph-properties fo:margin-left="1.25in" fo:margin-right="1.0626in" fo:margin-top="0.0134in" fo:margin-bottom="0in" loext:contextual-spacing="false" fo:line-height="146%" fo:orphans="0" fo:widows="0" fo:text-indent="0in" style:auto-text-indent="false">
        <style:tab-stops>
          <style:tab-stop style:position="3.7492in"/>
        </style:tab-stops>
      </style:paragraph-properties>
    </style:style>
    <style:style style:name="P70" style:family="paragraph" style:parent-style-name="Standard">
      <style:paragraph-properties fo:margin-left="1.25in" fo:margin-right="0.5209in" fo:margin-top="0.1335in" fo:margin-bottom="0in" loext:contextual-spacing="false" fo:line-height="146%" fo:orphans="0" fo:widows="0" fo:text-indent="0in" style:auto-text-indent="false">
        <style:tab-stops>
          <style:tab-stop style:position="3.7492in"/>
        </style:tab-stops>
      </style:paragraph-properties>
    </style:style>
    <style:style style:name="P71" style:family="paragraph" style:parent-style-name="Standard">
      <style:paragraph-properties fo:margin-left="1.25in" fo:margin-right="0.5209in" fo:margin-top="0.1189in" fo:margin-bottom="0in" loext:contextual-spacing="false" fo:line-height="151%" fo:orphans="0" fo:widows="0" fo:text-indent="0in" style:auto-text-indent="false">
        <style:tab-stops>
          <style:tab-stop style:position="3.7492in"/>
        </style:tab-stops>
      </style:paragraph-properties>
    </style:style>
    <style:style style:name="P72" style:family="paragraph" style:parent-style-name="Standard">
      <style:paragraph-properties fo:margin-left="1.25in" fo:margin-right="4.0772in" fo:margin-top="0.1335in" fo:margin-bottom="0in" loext:contextual-spacing="false" fo:line-height="146%" fo:orphans="0" fo:widows="0" fo:text-indent="0in" style:auto-text-indent="false">
        <style:tab-stops>
          <style:tab-stop style:position="3.7492in"/>
        </style:tab-stops>
      </style:paragraph-properties>
    </style:style>
    <style:style style:name="P73" style:family="paragraph" style:parent-style-name="Standard">
      <style:paragraph-properties fo:margin-left="1.25in" fo:margin-right="6.3929in" fo:margin-top="0in" fo:margin-bottom="0in" loext:contextual-spacing="false" fo:line-height="151%" fo:orphans="0" fo:widows="0" fo:text-indent="0in" style:auto-text-indent="false"/>
    </style:style>
    <style:style style:name="P74" style:family="paragraph" style:parent-style-name="Standard">
      <style:paragraph-properties fo:margin-left="1.25in" fo:margin-right="0.7083in" fo:margin-top="0.1189in" fo:margin-bottom="0in" loext:contextual-spacing="false" fo:line-height="151%" fo:orphans="0" fo:widows="0" fo:text-indent="0in" style:auto-text-indent="false">
        <style:tab-stops>
          <style:tab-stop style:position="3.7492in"/>
        </style:tab-stops>
      </style:paragraph-properties>
    </style:style>
    <style:style style:name="P75" style:family="paragraph" style:parent-style-name="Standard">
      <style:paragraph-properties fo:margin-left="1.25in" fo:margin-right="0.0835in" fo:margin-top="0.1193in" fo:margin-bottom="0in" loext:contextual-spacing="false" fo:line-height="146%" fo:orphans="0" fo:widows="0" fo:text-indent="0in" style:auto-text-indent="false">
        <style:tab-stops>
          <style:tab-stop style:position="3.7492in"/>
        </style:tab-stops>
      </style:paragraph-properties>
    </style:style>
    <style:style style:name="P76" style:family="paragraph" style:parent-style-name="Standard">
      <style:paragraph-properties fo:margin-left="1.25in" fo:margin-right="0.0835in" fo:margin-top="0.1193in" fo:margin-bottom="0in" loext:contextual-spacing="false" fo:line-height="146%" fo:orphans="0" fo:widows="0" fo:text-indent="0in" style:auto-text-indent="false">
        <style:tab-stops>
          <style:tab-stop style:position="4.2492in"/>
        </style:tab-stops>
      </style:paragraph-properties>
    </style:style>
    <style:style style:name="P77" style:family="paragraph" style:parent-style-name="Standard">
      <style:paragraph-properties fo:margin-left="1.25in" fo:margin-right="0.4583in" fo:margin-top="0.1193in" fo:margin-bottom="0in" loext:contextual-spacing="false" fo:line-height="146%" fo:orphans="0" fo:widows="0" fo:text-indent="0in" style:auto-text-indent="false">
        <style:tab-stops>
          <style:tab-stop style:position="3.7492in"/>
        </style:tab-stops>
      </style:paragraph-properties>
    </style:style>
    <style:style style:name="P78" style:family="paragraph" style:parent-style-name="Standard">
      <style:paragraph-properties fo:margin-left="1.25in" fo:margin-right="0.4583in" fo:margin-top="0.1193in" fo:margin-bottom="0in" loext:contextual-spacing="false" fo:line-height="146%" fo:orphans="0" fo:widows="0" fo:text-indent="0in" style:auto-text-indent="false">
        <style:tab-stops>
          <style:tab-stop style:position="4.2492in"/>
        </style:tab-stops>
      </style:paragraph-properties>
    </style:style>
    <style:style style:name="P79" style:family="paragraph" style:parent-style-name="Standard">
      <style:paragraph-properties fo:margin-left="1.25in" fo:margin-right="0.4583in" fo:margin-top="0.1193in" fo:margin-bottom="0in" loext:contextual-spacing="false" fo:line-height="148%" fo:text-align="justify" style:justify-single-word="false" fo:orphans="0" fo:widows="0" fo:text-indent="0in" style:auto-text-indent="false">
        <style:tab-stops>
          <style:tab-stop style:position="3.7492in"/>
        </style:tab-stops>
      </style:paragraph-properties>
    </style:style>
    <style:style style:name="P80" style:family="paragraph" style:parent-style-name="Standard">
      <style:paragraph-properties fo:margin-left="1.25in" fo:margin-right="0.7709in" fo:margin-top="0.1193in" fo:margin-bottom="0in" loext:contextual-spacing="false" fo:line-height="151%" fo:orphans="0" fo:widows="0" fo:text-indent="0in" style:auto-text-indent="false">
        <style:tab-stops>
          <style:tab-stop style:position="3.7492in"/>
        </style:tab-stops>
      </style:paragraph-properties>
    </style:style>
    <style:style style:name="P81" style:family="paragraph" style:parent-style-name="Standard">
      <style:paragraph-properties fo:margin-left="1.25in" fo:margin-right="0.2709in" fo:margin-top="0.1193in" fo:margin-bottom="0in" loext:contextual-spacing="false" fo:line-height="151%" fo:orphans="0" fo:widows="0" fo:text-indent="0in" style:auto-text-indent="false">
        <style:tab-stops>
          <style:tab-stop style:position="3.7492in"/>
        </style:tab-stops>
      </style:paragraph-properties>
    </style:style>
    <style:style style:name="P82" style:family="paragraph" style:parent-style-name="Standard">
      <style:paragraph-properties fo:margin-left="1.25in" fo:margin-right="0.1457in" fo:margin-top="0.1193in" fo:margin-bottom="0in" loext:contextual-spacing="false" fo:line-height="148%" fo:text-align="justify" style:justify-single-word="false" fo:orphans="0" fo:widows="0" fo:text-indent="0in" style:auto-text-indent="false">
        <style:tab-stops>
          <style:tab-stop style:position="3.7492in"/>
        </style:tab-stops>
      </style:paragraph-properties>
    </style:style>
    <style:style style:name="P83" style:family="paragraph" style:parent-style-name="Standard">
      <style:paragraph-properties fo:margin-left="1.25in" fo:margin-right="0.1457in" fo:margin-top="0.1193in" fo:margin-bottom="0in" loext:contextual-spacing="false" fo:line-height="146%" fo:orphans="0" fo:widows="0" fo:text-indent="0in" style:auto-text-indent="false">
        <style:tab-stops>
          <style:tab-stop style:position="3.7492in"/>
        </style:tab-stops>
      </style:paragraph-properties>
    </style:style>
    <style:style style:name="P84" style:family="paragraph" style:parent-style-name="Standard">
      <style:paragraph-properties fo:margin-left="1.25in" fo:margin-right="0.1457in" fo:margin-top="0.1193in" fo:margin-bottom="0in" loext:contextual-spacing="false" fo:line-height="151%" fo:orphans="0" fo:widows="0" fo:text-indent="0in" style:auto-text-indent="false">
        <style:tab-stops>
          <style:tab-stop style:position="3.7492in"/>
        </style:tab-stops>
      </style:paragraph-properties>
    </style:style>
    <style:style style:name="P85" style:family="paragraph" style:parent-style-name="Standard">
      <style:paragraph-properties fo:margin-left="1.25in" fo:margin-right="0.1457in" fo:margin-top="0.1335in" fo:margin-bottom="0in" loext:contextual-spacing="false" fo:line-height="146%" fo:orphans="0" fo:widows="0" fo:text-indent="0in" style:auto-text-indent="false">
        <style:tab-stops>
          <style:tab-stop style:position="3.7492in"/>
        </style:tab-stops>
      </style:paragraph-properties>
    </style:style>
    <style:style style:name="P86" style:family="paragraph" style:parent-style-name="Standard">
      <style:paragraph-properties fo:margin-left="1.25in" fo:margin-right="0.2083in" fo:margin-top="0.1193in" fo:margin-bottom="0in" loext:contextual-spacing="false" fo:line-height="148%" fo:text-align="justify" style:justify-single-word="false" fo:orphans="0" fo:widows="0" fo:text-indent="0in" style:auto-text-indent="false">
        <style:tab-stops>
          <style:tab-stop style:position="3.7492in"/>
        </style:tab-stops>
      </style:paragraph-properties>
    </style:style>
    <style:style style:name="P87" style:family="paragraph" style:parent-style-name="Standard">
      <style:paragraph-properties fo:margin-left="1.25in" fo:margin-right="0.2083in" fo:margin-top="0.1193in" fo:margin-bottom="0in" loext:contextual-spacing="false" fo:line-height="151%" fo:orphans="0" fo:widows="0" fo:text-indent="0in" style:auto-text-indent="false">
        <style:tab-stops>
          <style:tab-stop style:position="4.2492in"/>
        </style:tab-stops>
      </style:paragraph-properties>
    </style:style>
    <style:style style:name="P88" style:family="paragraph" style:parent-style-name="Standard">
      <style:paragraph-properties fo:margin-left="1.25in" fo:margin-right="0.9311in" fo:margin-top="0.1193in" fo:margin-bottom="0in" loext:contextual-spacing="false" fo:line-height="146%" fo:orphans="0" fo:widows="0" fo:text-indent="0in" style:auto-text-indent="false">
        <style:tab-stops>
          <style:tab-stop style:position="3.7492in"/>
        </style:tab-stops>
      </style:paragraph-properties>
    </style:style>
    <style:style style:name="P89" style:family="paragraph" style:parent-style-name="Standard">
      <style:paragraph-properties fo:margin-left="1.25in" fo:margin-right="0.3957in" fo:margin-top="0.1193in" fo:margin-bottom="0in" loext:contextual-spacing="false" fo:line-height="151%" fo:orphans="0" fo:widows="0" fo:text-indent="0in" style:auto-text-indent="false">
        <style:tab-stops>
          <style:tab-stop style:position="4.7492in"/>
        </style:tab-stops>
      </style:paragraph-properties>
    </style:style>
    <style:style style:name="P90" style:family="paragraph" style:parent-style-name="Standard">
      <style:paragraph-properties fo:margin-left="1.25in" fo:margin-right="0.3957in" fo:margin-top="0.1193in" fo:margin-bottom="0in" loext:contextual-spacing="false" fo:line-height="151%" fo:orphans="0" fo:widows="0" fo:text-indent="0in" style:auto-text-indent="false">
        <style:tab-stops>
          <style:tab-stop style:position="3.7492in"/>
        </style:tab-stops>
      </style:paragraph-properties>
    </style:style>
    <style:style style:name="P91" style:family="paragraph" style:parent-style-name="Standard">
      <style:paragraph-properties fo:margin-left="1.25in" fo:margin-right="0.3957in" fo:margin-top="0.1193in" fo:margin-bottom="0in" loext:contextual-spacing="false" fo:line-height="151%" fo:orphans="0" fo:widows="0" fo:text-indent="0in" style:auto-text-indent="false">
        <style:tab-stops>
          <style:tab-stop style:position="7.8752in"/>
        </style:tab-stops>
      </style:paragraph-properties>
    </style:style>
    <style:style style:name="P92" style:family="paragraph" style:parent-style-name="Standard">
      <style:paragraph-properties fo:margin-left="1.25in" fo:margin-right="0.5835in" fo:margin-top="0.1193in" fo:margin-bottom="0in" loext:contextual-spacing="false" fo:line-height="151%" fo:orphans="0" fo:widows="0" fo:text-indent="0in" style:auto-text-indent="false">
        <style:tab-stops>
          <style:tab-stop style:position="4.7492in"/>
        </style:tab-stops>
      </style:paragraph-properties>
    </style:style>
    <style:style style:name="P93" style:family="paragraph" style:parent-style-name="Standard">
      <style:paragraph-properties fo:margin-left="1.25in" fo:margin-right="0.8335in" fo:margin-top="0.1193in" fo:margin-bottom="0in" loext:contextual-spacing="false" fo:line-height="151%" fo:orphans="0" fo:widows="0" fo:text-indent="0in" style:auto-text-indent="false">
        <style:tab-stops>
          <style:tab-stop style:position="8.0626in"/>
        </style:tab-stops>
      </style:paragraph-properties>
    </style:style>
    <style:style style:name="P94" style:family="paragraph" style:parent-style-name="Standard">
      <style:paragraph-properties fo:margin-left="1.25in" fo:margin-right="0.8957in" fo:margin-top="0.1193in" fo:margin-bottom="0in" loext:contextual-spacing="false" fo:line-height="146%" fo:orphans="0" fo:widows="0" fo:text-indent="0in" style:auto-text-indent="false">
        <style:tab-stops>
          <style:tab-stop style:position="4.2492in"/>
        </style:tab-stops>
      </style:paragraph-properties>
    </style:style>
    <style:style style:name="P95" style:family="paragraph" style:parent-style-name="Standard">
      <style:paragraph-properties fo:margin-left="1.25in" fo:margin-right="3.539in" fo:margin-top="0.1193in" fo:margin-bottom="0in" loext:contextual-spacing="false" fo:line-height="146%" fo:orphans="0" fo:widows="0" fo:text-indent="0in" style:auto-text-indent="false">
        <style:tab-stops>
          <style:tab-stop style:position="4.2492in"/>
        </style:tab-stops>
      </style:paragraph-properties>
    </style:style>
    <style:style style:name="P96" style:family="paragraph" style:parent-style-name="Standard">
      <style:paragraph-properties fo:margin-left="1.25in" fo:margin-right="2.1161in" fo:margin-top="0.1193in" fo:margin-bottom="0in" loext:contextual-spacing="false" fo:line-height="151%" fo:orphans="0" fo:widows="0" fo:text-indent="0in" style:auto-text-indent="false">
        <style:tab-stops>
          <style:tab-stop style:position="8.1874in"/>
        </style:tab-stops>
      </style:paragraph-properties>
    </style:style>
    <style:style style:name="P97" style:family="paragraph" style:parent-style-name="Standard">
      <style:paragraph-properties fo:margin-left="1.25in" fo:margin-right="1.1673in" fo:margin-top="0.1193in" fo:margin-bottom="0in" loext:contextual-spacing="false" fo:line-height="151%" fo:orphans="0" fo:widows="0" fo:text-indent="0in" style:auto-text-indent="false">
        <style:tab-stops>
          <style:tab-stop style:position="3.7492in"/>
        </style:tab-stops>
      </style:paragraph-properties>
    </style:style>
    <style:style style:name="P98" style:family="paragraph" style:parent-style-name="Standard">
      <style:paragraph-properties fo:margin-left="1.25in" fo:margin-right="1.0835in" fo:margin-top="0.1193in" fo:margin-bottom="0in" loext:contextual-spacing="false" fo:line-height="151%" fo:orphans="0" fo:widows="0" fo:text-indent="0in" style:auto-text-indent="false">
        <style:tab-stops>
          <style:tab-stop style:position="6.6252in"/>
        </style:tab-stops>
      </style:paragraph-properties>
    </style:style>
    <style:style style:name="P99" style:family="paragraph" style:parent-style-name="Standard">
      <style:paragraph-properties fo:margin-left="1.25in" fo:margin-right="3.289in" fo:margin-top="0.1193in" fo:margin-bottom="0in" loext:contextual-spacing="false" fo:line-height="151%" fo:orphans="0" fo:widows="0" fo:text-indent="0in" style:auto-text-indent="false">
        <style:tab-stops>
          <style:tab-stop style:position="3.7492in"/>
        </style:tab-stops>
      </style:paragraph-properties>
    </style:style>
    <style:style style:name="P100" style:family="paragraph" style:parent-style-name="Heading_20_1">
      <style:paragraph-properties fo:margin-left="1.25in" fo:margin-right="0in" fo:margin-top="0.0811in" fo:margin-bottom="0in" loext:contextual-spacing="false" fo:line-height="100%" fo:keep-together="auto" fo:orphans="0" fo:widows="0" fo:text-indent="0in" style:auto-text-indent="false" fo:keep-with-next="auto"/>
    </style:style>
    <style:style style:name="P101" style:family="paragraph" style:parent-style-name="Heading_20_1">
      <style:paragraph-properties fo:margin-left="1.25in" fo:margin-right="0in" fo:margin-top="0.0811in" fo:margin-bottom="0in" loext:contextual-spacing="false" fo:line-height="100%" fo:keep-together="auto" fo:orphans="0" fo:widows="0" fo:text-indent="0in" style:auto-text-indent="false" fo:keep-with-next="auto"/>
      <style:text-properties style:font-name="Arial" fo:font-size="30pt" style:font-name-asian="Arial1" style:font-size-asian="30pt" style:font-name-complex="Arial1" style:font-size-complex="30pt"/>
    </style:style>
    <style:style style:name="P102" style:family="paragraph" style:parent-style-name="Heading_20_1" style:master-page-name="Converted2">
      <style:paragraph-properties fo:margin-left="1.25in" fo:margin-right="0in" fo:margin-top="0.0811in" fo:margin-bottom="0in" loext:contextual-spacing="false" fo:line-height="100%" fo:keep-together="auto" fo:orphans="0" fo:widows="0" fo:text-indent="0in" style:auto-text-indent="false" style:page-number="auto" fo:keep-with-next="auto"/>
    </style:style>
    <style:style style:name="P103" style:family="paragraph" style:parent-style-name="Heading_20_1" style:master-page-name="Converted6">
      <style:paragraph-properties fo:margin-left="1.25in" fo:margin-right="0in" fo:margin-top="0.0811in" fo:margin-bottom="0in" loext:contextual-spacing="false" fo:line-height="100%" fo:keep-together="auto" fo:orphans="0" fo:widows="0" fo:text-indent="0in" style:auto-text-indent="false" style:page-number="auto" fo:keep-with-next="auto"/>
    </style:style>
    <style:style style:name="P104" style:family="paragraph" style:parent-style-name="Heading_20_1" style:master-page-name="Converted7">
      <style:paragraph-properties fo:margin-left="1.25in" fo:margin-right="0in" fo:margin-top="0.0811in" fo:margin-bottom="0in" loext:contextual-spacing="false" fo:line-height="100%" fo:keep-together="auto" fo:orphans="0" fo:widows="0" fo:text-indent="0in" style:auto-text-indent="false" style:page-number="auto" fo:keep-with-next="auto"/>
    </style:style>
    <style:style style:name="P105" style:family="paragraph" style:parent-style-name="Heading_20_1" style:master-page-name="Converted8">
      <style:paragraph-properties fo:margin-left="1.25in" fo:margin-right="0in" fo:margin-top="0.0811in" fo:margin-bottom="0in" loext:contextual-spacing="false" fo:line-height="100%" fo:keep-together="auto" fo:orphans="0" fo:widows="0" fo:text-indent="0in" style:auto-text-indent="false" style:page-number="auto" fo:keep-with-next="auto"/>
    </style:style>
    <style:style style:name="P106" style:family="paragraph" style:parent-style-name="Heading_20_1" style:master-page-name="Converted4">
      <style:paragraph-properties fo:margin-left="1.25in" fo:margin-right="1.0626in" fo:margin-top="0.0811in" fo:margin-bottom="0in" loext:contextual-spacing="false" fo:line-height="100%" fo:keep-together="auto" fo:orphans="0" fo:widows="0" fo:text-indent="0in" style:auto-text-indent="false" style:page-number="auto" fo:keep-with-next="auto"/>
    </style:style>
    <style:style style:name="P107" style:family="paragraph" style:parent-style-name="Heading_20_2">
      <style:paragraph-properties fo:margin-left="1.25in" fo:margin-right="0in" fo:margin-top="0in" fo:margin-bottom="0in" loext:contextual-spacing="false" fo:line-height="100%" fo:keep-together="auto" fo:orphans="0" fo:widows="0" fo:text-indent="0in" style:auto-text-indent="false" fo:keep-with-next="auto"/>
    </style:style>
    <style:style style:name="P108" style:family="paragraph" style:parent-style-name="Heading_20_2">
      <style:paragraph-properties fo:margin-left="1.25in" fo:margin-right="0in" fo:margin-top="0in" fo:margin-bottom="0in" loext:contextual-spacing="false" fo:line-height="100%" fo:keep-together="auto" fo:orphans="0" fo:widows="0" fo:text-indent="0in" style:auto-text-indent="false" fo:keep-with-next="auto"/>
      <style:text-properties style:font-name="Arial" fo:font-size="16pt" style:text-underline-style="solid" style:text-underline-width="auto" style:text-underline-color="font-color" style:font-name-asian="Arial1" style:font-size-asian="16pt" style:font-name-complex="Arial1" style:font-size-complex="16pt"/>
    </style:style>
    <style:style style:name="P109" style:family="paragraph" style:parent-style-name="Heading_20_2">
      <style:paragraph-properties fo:margin-left="1.25in" fo:margin-right="0in" fo:margin-top="0in" fo:margin-bottom="0in" loext:contextual-spacing="false" fo:line-height="100%" fo:keep-together="auto" fo:orphans="0" fo:widows="0" fo:text-indent="0in" style:auto-text-indent="false" fo:keep-with-next="auto"/>
      <style:text-properties style:font-name="Arial" fo:font-size="16pt" style:font-name-asian="Arial1" style:font-size-asian="16pt" style:font-name-complex="Arial1" style:font-size-complex="16pt"/>
    </style:style>
    <style:style style:name="P110" style:family="paragraph" style:parent-style-name="Heading_20_2">
      <style:paragraph-properties fo:margin-left="1.25in" fo:margin-right="0in" fo:margin-top="0.2807in" fo:margin-bottom="0in" loext:contextual-spacing="false" fo:line-height="100%" fo:keep-together="auto" fo:orphans="0" fo:widows="0" fo:text-indent="0in" style:auto-text-indent="false" fo:keep-with-next="auto"/>
    </style:style>
    <style:style style:name="P111" style:family="paragraph" style:parent-style-name="Heading_20_2" style:master-page-name="Converted3">
      <style:paragraph-properties fo:margin-left="1.25in" fo:margin-right="0in" fo:margin-top="0.0972in" fo:margin-bottom="0in" loext:contextual-spacing="false" fo:line-height="100%" fo:keep-together="auto" fo:orphans="0" fo:widows="0" fo:text-indent="0in" style:auto-text-indent="false" style:page-number="auto" fo:keep-with-next="auto"/>
    </style:style>
    <style:style style:name="P112" style:family="paragraph" style:parent-style-name="Heading_20_2" style:master-page-name="Converted5">
      <style:paragraph-properties fo:margin-left="1.25in" fo:margin-right="0in" fo:margin-top="0.0972in" fo:margin-bottom="0in" loext:contextual-spacing="false" fo:line-height="100%" fo:text-align="justify" style:justify-single-word="false" fo:keep-together="auto" fo:orphans="0" fo:widows="0" fo:text-indent="0in" style:auto-text-indent="false" style:page-number="auto" fo:keep-with-next="auto"/>
    </style:style>
    <style:style style:name="P113" style:family="paragraph" style:parent-style-name="Heading_20_2">
      <style:paragraph-properties fo:margin-left="1.25in" fo:margin-right="0in" fo:margin-top="0.3283in" fo:margin-bottom="0in" loext:contextual-spacing="false" fo:line-height="100%" fo:keep-together="auto" fo:orphans="0" fo:widows="0" fo:text-indent="0in" style:auto-text-indent="false" fo:keep-with-next="auto"/>
    </style:style>
    <style:style style:name="P114" style:family="paragraph" style:parent-style-name="Heading_20_2">
      <style:paragraph-properties fo:margin-left="1.25in" fo:margin-right="0in" fo:margin-top="0.0008in" fo:margin-bottom="0in" loext:contextual-spacing="false" fo:line-height="100%" fo:keep-together="auto" fo:orphans="0" fo:widows="0" fo:text-indent="0in" style:auto-text-indent="false" fo:keep-with-next="auto"/>
    </style:style>
    <style:style style:name="P115" style:family="paragraph" style:parent-style-name="Heading_20_2">
      <style:paragraph-properties fo:margin-left="1.25in" fo:margin-right="0in" fo:margin-top="0.2799in" fo:margin-bottom="0in" loext:contextual-spacing="false" fo:line-height="100%" fo:text-align="justify" style:justify-single-word="false" fo:keep-together="auto" fo:orphans="0" fo:widows="0" fo:text-indent="0in" style:auto-text-indent="false" fo:keep-with-next="auto"/>
    </style:style>
    <style:style style:name="P116" style:family="paragraph" style:parent-style-name="Heading_20_2">
      <style:paragraph-properties fo:margin-left="1.25in" fo:margin-right="0in" fo:margin-top="0.2898in" fo:margin-bottom="0in" loext:contextual-spacing="false" fo:line-height="100%" fo:text-align="justify" style:justify-single-word="false" fo:keep-together="auto" fo:orphans="0" fo:widows="0" fo:text-indent="0in" style:auto-text-indent="false" fo:keep-with-next="auto"/>
    </style:style>
    <style:style style:name="P117" style:family="paragraph" style:parent-style-name="Heading_20_2">
      <style:paragraph-properties fo:margin-left="1.25in" fo:margin-right="0in" fo:margin-top="0.3055in" fo:margin-bottom="0in" loext:contextual-spacing="false" fo:line-height="100%" fo:keep-together="auto" fo:orphans="0" fo:widows="0" fo:text-indent="0in" style:auto-text-indent="false" fo:keep-with-next="auto"/>
    </style:style>
    <style:style style:name="P118" style:family="paragraph" style:parent-style-name="Heading_20_2">
      <style:paragraph-properties fo:margin-left="0in" fo:margin-right="0in" fo:margin-top="0.3283in" fo:margin-bottom="0in" loext:contextual-spacing="false" fo:line-height="100%" fo:keep-together="auto" fo:orphans="0" fo:widows="0" fo:text-indent="0in" style:auto-text-indent="false" fo:keep-with-next="auto"/>
      <style:text-properties style:font-name="Arial" fo:font-size="16pt" style:text-underline-style="solid" style:text-underline-width="auto" style:text-underline-color="font-color" style:font-name-asian="Arial1" style:font-size-asian="16pt" style:font-name-complex="Arial1" style:font-size-complex="16pt"/>
    </style:style>
    <style:style style:name="P119" style:family="paragraph">
      <loext:graphic-properties draw:fill="none"/>
      <style:paragraph-properties fo:text-align="center"/>
    </style:style>
    <style:style style:name="T1" style:family="text">
      <style:text-properties style:font-name="Arial" fo:font-size="30pt" fo:font-weight="bold" style:font-name-asian="Arial1" style:font-size-asian="30pt" style:font-weight-asian="bold" style:font-name-complex="Arial1" style:font-size-complex="30pt"/>
    </style:style>
    <style:style style:name="T2" style:family="text">
      <style:text-properties style:font-name="Arial" fo:font-size="30pt" style:font-name-asian="Arial1" style:font-size-asian="30pt" style:font-name-complex="Arial1" style:font-size-complex="30pt"/>
    </style:style>
    <style:style style:name="T3" style:family="text">
      <style:text-properties style:font-name="Arial" fo:font-size="16pt" fo:font-weight="bold" style:font-name-asian="Arial1" style:font-size-asian="16pt" style:font-weight-asian="bold" style:font-name-complex="Arial1" style:font-size-complex="16pt"/>
    </style:style>
    <style:style style:name="T4" style:family="text">
      <style:text-properties style:font-name="Arial" fo:font-size="16pt" style:font-name-asian="Arial1" style:font-size-asian="16pt" style:font-name-complex="Arial1" style:font-size-complex="16pt"/>
    </style:style>
    <style:style style:name="T5" style:family="text">
      <style:text-properties style:font-name="Arial" fo:font-size="16pt" style:text-underline-style="solid" style:text-underline-width="auto" style:text-underline-color="font-color" style:font-name-asian="Arial1" style:font-size-asian="16pt" style:font-name-complex="Arial1" style:font-size-complex="16pt"/>
    </style:style>
    <style:style style:name="T6" style:family="text">
      <style:text-properties style:font-name="Arial" fo:font-size="20pt" fo:font-weight="bold" style:font-name-asian="Arial1" style:font-size-asian="20pt" style:font-weight-asian="bold" style:font-name-complex="Arial1" style:font-size-complex="20pt"/>
    </style:style>
    <style:style style:name="T7" style:family="text">
      <style:text-properties style:font-name="Arial" fo:font-size="20pt" style:font-name-asian="Arial1" style:font-size-asian="20pt" style:font-name-complex="Arial1" style:font-size-complex="20pt"/>
    </style:style>
    <style:style style:name="T8" style:family="text">
      <style:text-properties style:font-name="Arial" fo:font-size="26pt" style:font-name-asian="Arial1" style:font-size-asian="26pt" style:font-name-complex="Arial1" style:font-size-complex="26pt"/>
    </style:style>
    <style:style style:name="T9" style:family="text">
      <style:text-properties style:font-name="Arial" fo:font-size="1pt" style:font-name-asian="Arial1" style:font-size-asian="1pt" style:font-name-complex="Arial1" style:font-size-complex="1pt"/>
    </style:style>
    <style:style style:name="T10" style:family="text">
      <style:text-properties style:font-name="Arial" fo:font-size="14pt" style:font-name-asian="Arial1" style:font-size-asian="14pt" style:font-name-complex="Arial1" style:font-size-complex="14pt"/>
    </style:style>
    <style:style style:name="T11" style:family="text">
      <style:text-properties fo:color="#980000" style:font-name="Arial" fo:font-size="30pt" fo:font-weight="bold" style:font-name-asian="Arial1" style:font-size-asian="30pt" style:font-weight-asian="bold" style:font-name-complex="Arial1" style:font-size-complex="30pt"/>
    </style:style>
    <style:style style:name="T12" style:family="text">
      <style:text-properties fo:font-variant="normal" fo:text-transform="none" fo:color="#f2382b" style:text-line-through-style="none" style:text-line-through-type="none" style:text-position="0% 100%" style:font-name="Century Gothic" fo:font-size="10pt" fo:font-style="normal" style:text-underline-style="none" fo:font-weight="normal" style:font-name-asian="Century Gothic1" style:font-size-asian="10pt" style:font-style-asian="normal" style:font-weight-asian="normal" style:font-name-complex="Century Gothic1" style:font-size-complex="10pt"/>
    </style:style>
    <style:style style:name="T13" style:family="text">
      <style:text-properties fo:font-variant="normal" fo:text-transform="none" fo:color="#f2382b" style:text-line-through-style="none" style:text-line-through-type="none" style:text-position="0% 100%" style:font-name="Century Gothic" fo:font-size="10pt" fo:font-style="normal" style:text-underline-style="none" fo:font-weight="bold" style:font-name-asian="Century Gothic1" style:font-size-asian="10pt" style:font-style-asian="normal" style:font-weight-asian="bold" style:font-name-complex="Century Gothic1" style:font-size-complex="10pt"/>
    </style:style>
    <style:style style:name="T14" style:family="text">
      <style:text-properties fo:font-variant="normal" fo:text-transform="none" fo:color="#f2382b" style:text-line-through-style="none" style:text-line-through-type="none" style:text-position="0% 100%" style:font-name="Century Gothic" fo:font-size="11pt" fo:font-style="normal" style:text-underline-style="none" fo:font-weight="normal" style:font-name-asian="Century Gothic1" style:font-size-asian="11pt" style:font-style-asian="normal" style:font-weight-asian="normal" style:font-name-complex="Century Gothic1" style:font-size-complex="11pt"/>
    </style:style>
    <style:style style:name="T15" style:family="text">
      <style:text-properties fo:font-variant="normal" fo:text-transform="none" fo:color="#f2382b" style:text-line-through-style="none" style:text-line-through-type="none" style:text-position="0% 100%" style:font-name="Century Gothic" fo:font-size="11pt" fo:font-style="normal" style:text-underline-style="none" fo:font-weight="bold" style:font-name-asian="Century Gothic1" style:font-size-asian="11pt" style:font-style-asian="normal" style:font-weight-asian="bold" style:font-name-complex="Century Gothic1" style:font-size-complex="11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entury Gothic" fo:font-size="10pt" fo:font-style="normal" style:text-underline-style="none" fo:font-weight="normal" style:font-name-asian="Century Gothic1" style:font-size-asian="10pt" style:font-style-asian="normal" style:font-weight-asian="normal" style:font-name-complex="Century Gothic1" style:font-size-complex="10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entury Gothic" fo:font-size="10pt" fo:font-style="normal" style:text-underline-style="none" fo:font-weight="bold" style:font-name-asian="Century Gothic1" style:font-size-asian="10pt" style:font-style-asian="normal" style:font-weight-asian="bold" style:font-name-complex="Century Gothic1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entury Gothic" fo:font-size="11pt" fo:font-style="normal" style:text-underline-style="none" fo:font-weight="normal" style:font-name-asian="Century Gothic1" style:font-size-asian="11pt" style:font-style-asian="normal" style:font-weight-asian="normal" style:font-name-complex="Century Gothic1" style:font-size-complex="11pt"/>
    </style:style>
    <style:style style:name="T19" style:family="text">
      <style:text-properties style:font-name="Times New Roman" fo:font-size="18pt" style:font-name-asian="Times New Roman1" style:font-size-asian="18pt" style:font-name-complex="Times New Roman1" style:font-size-complex="18pt"/>
    </style:style>
    <style:style style:name="T20" style:family="text">
      <style:text-properties fo:color="#3f3f3f" style:font-name="Arial" fo:font-size="18pt" style:font-name-asian="Arial1" style:font-size-asian="18pt" style:font-name-complex="Arial1" style:font-size-complex="18pt"/>
    </style:style>
    <style:style style:name="T21" style:family="text">
      <style:text-properties fo:color="#fd5374" style:font-name="Arial" fo:font-size="30pt" style:font-name-asian="Arial1" style:font-size-asian="30pt" style:font-name-complex="Arial1" style:font-size-complex="30pt"/>
    </style:style>
    <style:style style:name="T22" style:family="text">
      <style:text-properties fo:color="#929292" style:font-name="Arial" fo:font-size="16pt" style:font-name-asian="Arial1" style:font-size-asian="16pt" style:font-name-complex="Arial1" style:font-size-complex="16pt"/>
    </style:style>
    <style:style style:name="T23" style:family="text">
      <style:text-properties fo:color="#1d1c1d" style:font-name="Arial" fo:font-size="16pt" style:text-underline-style="solid" style:text-underline-width="auto" style:text-underline-color="font-color" fo:font-weight="bold" fo:background-color="#f8f8f8" loext:char-shading-value="0" style:font-name-asian="Arial1" style:font-size-asian="16pt" style:font-weight-asian="bold" style:font-name-complex="Arial1" style:font-size-complex="16pt"/>
    </style:style>
    <style:style style:name="T24" style:family="text">
      <style:text-properties fo:color="#1d1c1d" style:font-name="Arial" fo:font-size="16pt" fo:background-color="#f8f8f8" loext:char-shading-value="0" style:font-name-asian="Arial1" style:font-size-asian="16pt" style:font-name-complex="Arial1" style:font-size-complex="16pt"/>
    </style:style>
    <style:style style:name="T25" style:family="text">
      <style:text-properties fo:color="#999999" style:font-name="Arial" fo:font-size="16pt" fo:background-color="#f8f8f8" loext:char-shading-value="0" style:font-name-asian="Arial1" style:font-size-asian="16pt" style:font-name-complex="Arial1" style:font-size-complex="16pt"/>
    </style:style>
    <style:style style:name="T26" style:family="text">
      <style:text-properties fo:color="#999999" style:font-name="Arial" fo:font-size="16pt" style:font-name-asian="Arial1" style:font-size-asian="16pt" style:font-name-complex="Arial1" style:font-size-complex="16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wrap="run-through" style:number-wrapped-paragraphs="no-limit" style:vertical-pos="middle" style:vertical-rel="page-content" style:horizontal-pos="center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wrap="run-through" style:number-wrapped-paragraphs="no-limit" style:vertical-pos="from-top" style:vertical-rel="page-content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/>
      <text:p text:style-name="P20"/>
      <text:p text:style-name="P20"/>
      <text:p text:style-name="P24"><text:span text:style-name="T1">Distributed Version Control System: </text:span><text:span text:style-name="T11">GIT SCM</text:span></text:p>
      <text:p text:style-name="P25"/>
      <text:p text:style-name="P26"/>
      <text:p text:style-name="P46"><text:span text:style-name="T3">Ultimate Git Mastery </text:span><text:span text:style-name="T4">Runbook that teaches you everything you need to know to use Git like a professional.</text:span></text:p>
      <text:list xml:id="list4215042394" text:style-name="WWNum1">
        <text:list-item>
          <text:p text:style-name="P47"><text:span text:style-name="T4">Learn &amp; understand Git inside out</text:span></text:p>
        </text:list-item>
        <text:list-item>
          <text:p text:style-name="P48"><text:span text:style-name="T4">Master the command line</text:span></text:p>
        </text:list-item>
        <text:list-item>
          <text:p text:style-name="P49"><text:span text:style-name="T4">Version your code and confidently recover from mistakes</text:span></text:p>
        </text:list-item>
        <text:list-item>
          <text:p text:style-name="P48"><text:span text:style-name="T4">Collaborate effectively with others using Git and GitHub</text:span></text:p>
        </text:list-item>
        <text:list-item>
          <text:p text:style-name="P48"><text:span text:style-name="T4">Boost your career opportunities</text:span></text:p>
        </text:list-item>
      </text:list>
      <text:p text:style-name="P3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6"><text:span text:style-name="T6"><text:s text:c="17"/></text:span></text:p>
            <text:p text:style-name="P57"/>
            <text:p text:style-name="P57"/>
            <text:p text:style-name="P57"/>
            <text:p text:style-name="P57"/>
            <text:p text:style-name="P56"><text:span text:style-name="T6"><text:s text:c="19"/>Table of Content</text:span></text:p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32"/>
          </table:table-cell>
        </table:table-row>
        <table:table-row table:style-name="Table1.2">
          <table:table-cell table:style-name="Table1.A1" office:value-type="string">
            <text:p text:style-name="P58"/>
            <text:p text:style-name="P59"><text:a xlink:type="simple" xlink:href="#_gjdgxs" text:style-name="ListLabel_20_2" text:visited-style-name="ListLabel_20_2"><text:span text:style-name="T20">Creating Snapshots</text:span></text:a></text:p>
          </table:table-cell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4"/>
            <text:p text:style-name="P60"><text:a xlink:type="simple" xlink:href="#_gjdgxs" text:style-name="ListLabel_20_2" text:visited-style-name="ListLabel_20_2"><text:span text:style-name="T20">6</text:span></text:a></text:p>
          </table:table-cell>
        </table:table-row>
        <table:table-row table:style-name="Table1.3">
          <table:table-cell table:style-name="Table1.A1" office:value-type="string">
            <text:p text:style-name="P62"><text:a xlink:type="simple" xlink:href="#_tyjcwt" text:style-name="ListLabel_20_2" text:visited-style-name="ListLabel_20_2"><text:span text:style-name="T20">Browsing History</text:span></text:a></text:p>
          </table:table-cell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61"><text:a xlink:type="simple" xlink:href="#_tyjcwt" text:style-name="ListLabel_20_2" text:visited-style-name="ListLabel_20_2"><text:span text:style-name="T20">8</text:span></text:a></text:p>
          </table:table-cell>
        </table:table-row>
        <table:table-row table:style-name="Table1.3">
          <table:table-cell table:style-name="Table1.A1" office:value-type="string">
            <text:p text:style-name="P62"><text:a xlink:type="simple" xlink:href="#_2s8eyo1" text:style-name="ListLabel_20_2" text:visited-style-name="ListLabel_20_2"><text:span text:style-name="T20">Branching &amp; Merging</text:span></text:a></text:p>
          </table:table-cell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61"><text:a xlink:type="simple" xlink:href="#_2s8eyo1" text:style-name="ListLabel_20_2" text:visited-style-name="ListLabel_20_2"><text:span text:style-name="T20">10</text:span></text:a></text:p>
          </table:table-cell>
        </table:table-row>
        <table:table-row table:style-name="Table1.3">
          <table:table-cell table:style-name="Table1.A1" office:value-type="string">
            <text:p text:style-name="P62"><text:a xlink:type="simple" xlink:href="#_17dp8vu" text:style-name="ListLabel_20_2" text:visited-style-name="ListLabel_20_2"><text:span text:style-name="T20">Collaboration</text:span></text:a></text:p>
          </table:table-cell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61"><text:a xlink:type="simple" xlink:href="#_17dp8vu" text:style-name="ListLabel_20_2" text:visited-style-name="ListLabel_20_2"><text:span text:style-name="T20">12</text:span></text:a></text:p>
          </table:table-cell>
        </table:table-row>
        <table:table-row table:style-name="Table1.6">
          <table:table-cell table:style-name="Table1.A1" office:value-type="string">
            <text:p text:style-name="P62"><text:a xlink:type="simple" xlink:href="#_lnxbz9" text:style-name="ListLabel_20_2" text:visited-style-name="ListLabel_20_2"><text:span text:style-name="T20">Rewriting History</text:span></text:a></text:p>
          </table:table-cell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61"><text:a xlink:type="simple" xlink:href="#_lnxbz9" text:style-name="ListLabel_20_2" text:visited-style-name="ListLabel_20_2"><text:span text:style-name="T20">13</text:span></text:a></text:p>
          </table:table-cell>
        </table:table-row>
      </table:table>
      <text:p text:style-name="P102"><text:bookmark text:name="_gjdgxs"/><text:span text:style-name="T21"><text:s/></text:span><text:bookmark text:name="30j0zll"/><text:span text:style-name="T21">Creating Git Snapshots</text:span></text:p>
      <text:p text:style-name="P101"><text:bookmark text:name="_1fob9te"/></text:p>
      <text:p text:style-name="P100"><text:bookmark text:name="_3znysh7"/><text:span text:style-name="T5">Initialising a repository</text:span></text:p>
      <text:p text:style-name="P3"><text:span text:style-name="T4">git init</text:span></text:p>
      <text:p text:style-name="P21"/>
      <text:p text:style-name="P107"><text:span text:style-name="T5">Staging files</text:span></text:p>
      <text:p text:style-name="P63"><text:span text:style-name="T4">git add file1.js<text:tab/></text:span><text:span text:style-name="T22"># Stages a single file</text:span></text:p>
      <text:p text:style-name="P64"><text:span text:style-name="T4">git add file1.js file2.js<text:tab/></text:span><text:span text:style-name="T22"># Stages multiple files</text:span></text:p>
      <text:p text:style-name="P66"><text:span text:style-name="T4">git add *.js<text:tab/></text:span><text:span text:style-name="T22"># Stages with a pattern</text:span></text:p>
      <text:p text:style-name="P9"><text:span text:style-name="T4">git add .<text:tab/></text:span><text:span text:style-name="T22"># Stages the current directory and all its content</text:span></text:p>
      <text:p text:style-name="P35"/>
      <text:p text:style-name="P107"><text:span text:style-name="T5">Viewing the status</text:span></text:p>
      <text:p text:style-name="P4"><text:span text:style-name="T4">git status<text:tab/></text:span><text:span text:style-name="T22"># Full status</text:span></text:p>
      <text:p text:style-name="P4"><text:span text:style-name="T4">git status -s<text:tab/></text:span><text:span text:style-name="T22"># Short status</text:span></text:p>
      <text:p text:style-name="P28"/>
      <text:p text:style-name="P27"/>
      <text:p text:style-name="P108"/>
      <text:p text:style-name="P108"/>
      <text:p text:style-name="Standard"/>
      <text:p text:style-name="P107"><text:span text:style-name="T5">Committing the staged files</text:span></text:p>
      <text:p text:style-name="P15"><text:span text:style-name="T4">git commit -m “Message”<text:tab/> <text:s text:c="11"/></text:span><text:span text:style-name="T22"># Commits with a one-line message</text:span></text:p>
      <text:p text:style-name="P4"><text:span text:style-name="T4">git commit <text:s text:c="15"/></text:span><text:span text:style-name="T22"># Opens the default editor to type a long message</text:span></text:p>
      <text:p text:style-name="P22"/>
      <text:p text:style-name="P22"/>
      <text:p text:style-name="P107"><text:span text:style-name="T5">Skipping the staging area</text:span></text:p>
      <text:p text:style-name="P3"><text:span text:style-name="T4">git commit -am “Message”</text:span></text:p>
      <text:p text:style-name="P28"><text:soft-page-break/></text:p>
      <text:p text:style-name="P36"/>
      <text:p text:style-name="P107"><text:span text:style-name="T5">Removing files</text:span></text:p>
      <text:p text:style-name="P68"><text:span text:style-name="T4">git rm file1.js<text:tab/></text:span><text:span text:style-name="T22"># Removes from working directory and staging area </text:span></text:p>
      <text:p text:style-name="P68"><text:span text:style-name="T4">git rm --cached file1.js<text:tab/></text:span><text:span text:style-name="T22"># Removes from staging area only</text:span></text:p>
      <text:p text:style-name="P28"/>
      <text:p text:style-name="P110"><text:span text:style-name="T5">Renaming or moving files</text:span></text:p>
      <text:p text:style-name="P14"><text:span text:style-name="T4">git mv file1.js file1.txt</text:span></text:p>
      <text:p text:style-name="P111"><text:span text:style-name="T5">Viewing the staged/unstaged changes</text:span></text:p>
      <text:p text:style-name="P15"><text:span text:style-name="T4">git diff<text:tab/></text:span><text:span text:style-name="T22"># Shows unstaged changes</text:span></text:p>
      <text:p text:style-name="P4"><text:span text:style-name="T4">git diff --staged<text:tab/></text:span><text:span text:style-name="T22"># Shows staged changes</text:span></text:p>
      <text:p text:style-name="P4"><text:span text:style-name="T4">git diff --cached<text:tab/></text:span><text:span text:style-name="T22"># Same as the above</text:span></text:p>
      <text:p text:style-name="P38"/>
      <text:p text:style-name="P107"><text:span text:style-name="T5">Viewing a commit</text:span></text:p>
      <text:p text:style-name="P4"><text:span text:style-name="T4">git show 921a2ff<text:tab/></text:span><text:span text:style-name="T22"># Shows the given commit</text:span></text:p>
      <text:p text:style-name="P4"><text:span text:style-name="T4">git show HEAD<text:tab/></text:span><text:span text:style-name="T22"># Shows the last commit</text:span></text:p>
      <text:p text:style-name="P15"><text:span text:style-name="T4">git show HEAD~2<text:tab/></text:span><text:span text:style-name="T22"># Two steps before the last commit</text:span></text:p>
      <text:p text:style-name="P4"><text:span text:style-name="T4">git show HEAD:file.js<text:tab/></text:span><text:span text:style-name="T22"># Shows the version of file.js stored in the last commit</text:span></text:p>
      <text:p text:style-name="P29"/>
      <text:p text:style-name="P38"/>
      <text:p text:style-name="P107"><text:span text:style-name="T5">Unstaging files (undoing git add)</text:span></text:p>
      <text:p text:style-name="P69"><text:span text:style-name="T4">git revert “Commit ID”</text:span></text:p>
      <text:p text:style-name="P69"><text:span text:style-name="T4">git revert “Commit ID”</text:span></text:p>
      <text:p text:style-name="P69"><text:span text:style-name="T4">git revert “Commit ID”</text:span></text:p>
      <text:p text:style-name="P69"><text:span text:style-name="T4">git revert “Commit ID”</text:span></text:p>
      <text:p text:style-name="P69"><text:span text:style-name="T4">git revert “Commit ID”</text:span><text:bookmark text:name="2et92p0"/></text:p>
      <text:p text:style-name="P106"><text:bookmark text:name="_tyjcwt"/><text:span text:style-name="T21">Browsing History</text:span></text:p>
      <text:p text:style-name="P113"><text:span text:style-name="T5">Viewing the history</text:span></text:p>
      <text:p text:style-name="P4"><text:span text:style-name="T4">git log --stat<text:tab/></text:span><text:span text:style-name="T22"># Shows the actual changes (patches)</text:span></text:p>
      <text:p text:style-name="P15"><text:span text:style-name="T4">git log --patch<text:tab/></text:span><text:span text:style-name="T22"># Shows the list of modified files </text:span></text:p>
      <text:p text:style-name="P109"><text:bookmark text:name="_3dy6vkm"/></text:p>
      <text:p text:style-name="P107"><text:bookmark text:name="_1t3h5sf"/><text:span text:style-name="T5">Viewing the history</text:span></text:p>
      <text:p text:style-name="P4"><text:span text:style-name="T4">git log<text:tab/></text:span><text:span text:style-name="T22"># Full history</text:span></text:p>
      <text:p text:style-name="P15"><text:span text:style-name="T4">git log --oneline<text:tab/></text:span><text:span text:style-name="T22"># Summary</text:span></text:p>
      <text:p text:style-name="P4"><text:span text:style-name="T4">git log --reverse<text:tab/></text:span><text:span text:style-name="T22"># Lists the commits from the oldest to the newest</text:span></text:p>
      <text:p text:style-name="P40"/>
      <text:p text:style-name="P107"><text:span text:style-name="T5">Filtering the history</text:span></text:p>
      <text:p text:style-name="P70"><text:span text:style-name="T4">git log -3<text:tab/></text:span><text:span text:style-name="T22"># Shows the last 3 entries</text:span></text:p>
      <text:p text:style-name="P72"><text:span text:style-name="T4">git log --author=“Mosh”</text:span></text:p>
      <text:p text:style-name="P73"><text:span text:style-name="T4">git log --before=“2020-08-17” git log --after=“one week ago”</text:span></text:p>
      <text:p text:style-name="P11"><text:span text:style-name="T4">git log --grep=“GUI”<text:tab/></text:span><text:span text:style-name="T22"># Commits with “GUI” in their message</text:span></text:p>
      <text:p text:style-name="P74"><text:span text:style-name="T4">git log -S“GUI”<text:tab/></text:span><text:span text:style-name="T22"># Commits with “GUI” in their patches</text:span></text:p>
      <text:p text:style-name="P71"><text:span text:style-name="T4">git log hash1..hash2<text:tab/></text:span><text:span text:style-name="T22"># Range of commits</text:span></text:p>
      <text:p text:style-name="P11"><text:span text:style-name="T4">git log file.txt<text:tab/></text:span><text:span text:style-name="T22"># Commits that touched file.txt</text:span></text:p>
      <text:p text:style-name="P36"/>
      <text:p text:style-name="P107"><text:span text:style-name="T5">Formatting the log output</text:span></text:p>
      <text:p text:style-name="P3"><text:span text:style-name="T4">git log --pretty=format:”%an committed %H”</text:span></text:p>
      <text:p text:style-name="P42"/>
      <text:p text:style-name="P107"><text:span text:style-name="T4">Creating an alias</text:span></text:p>
      <text:p text:style-name="P14"><text:span text:style-name="T4">git config --global alias.lg “log --oneline"</text:span></text:p>
      <text:p text:style-name="P43"/>
      <text:p text:style-name="P107"><text:span text:style-name="T5">Viewing a commit</text:span></text:p>
      <text:p text:style-name="P14"><text:soft-page-break/><text:span text:style-name="T4">git show HEAD~2</text:span></text:p>
      <text:p text:style-name="P4"><text:span text:style-name="T4">git show HEAD~2:file1.txt<text:tab/></text:span><text:span text:style-name="T22"># Shows the version of file stored in this commit</text:span></text:p>
      <text:p text:style-name="P36"/>
      <text:p text:style-name="P114"><text:span text:style-name="T5">Comparing commits</text:span></text:p>
      <text:p text:style-name="P75"><text:span text:style-name="T4">git diff HEAD~2 HEAD<text:tab/></text:span><text:span text:style-name="T22"># Shows the changes between two commits</text:span></text:p>
      <text:p text:style-name="P77"><text:span text:style-name="T4">git diff HEAD~2 HEAD file.txt <text:s text:c="5"/></text:span><text:span text:style-name="T22"># Changes to file.txt only</text:span></text:p>
      <text:p text:style-name="P112"><text:span text:style-name="T5">Checking out a commit</text:span></text:p>
      <text:p text:style-name="P80"><text:span text:style-name="T4">git checkout dad47ed<text:tab/></text:span><text:span text:style-name="T22"># Checks out the given commit</text:span></text:p>
      <text:p text:style-name="P81"><text:span text:style-name="T4">git checkout master<text:tab/></text:span><text:span text:style-name="T22"># Checks out the master branch</text:span></text:p>
      <text:p text:style-name="P115"><text:span text:style-name="T5">Finding a bad commit</text:span></text:p>
      <text:p text:style-name="P18"><text:span text:style-name="T4">git bisect start</text:span></text:p>
      <text:p text:style-name="P82"><text:span text:style-name="T4">git bisect bad<text:tab/></text:span><text:span text:style-name="T22">#Marks the current commit as a bad commit</text:span></text:p>
      <text:p text:style-name="P86"><text:span text:style-name="T4">git bisect good ca49180 </text:span><text:span text:style-name="T22">#Marks the given commit as a good commit</text:span></text:p>
      <text:p text:style-name="P79"><text:span text:style-name="T4">git bisect reset <text:s text:c="15"/></text:span><text:span text:style-name="T22">#Terminates the bisect session</text:span></text:p>
      <text:p text:style-name="P116"><text:span text:style-name="T5">Finding contributors</text:span></text:p>
      <text:p text:style-name="P18"><text:span text:style-name="T4">git shortlog</text:span></text:p>
      <text:p text:style-name="P44"/>
      <text:p text:style-name="P107"><text:span text:style-name="T5">Viewing the history of a file</text:span></text:p>
      <text:p text:style-name="P15"><text:span text:style-name="T4">git log file.txt<text:tab/></text:span><text:span text:style-name="T22"># Shows the commits that touched file.txt</text:span></text:p>
      <text:p text:style-name="P83"><text:span text:style-name="T4">git log --stat file.txt <text:s text:c="4"/></text:span><text:span text:style-name="T22"># Shows the number of changes for file.txt</text:span></text:p>
      <text:p text:style-name="P75"><text:span text:style-name="T4">git log --patch file.txt <text:s/></text:span><text:span text:style-name="T22"># Shows the patches (changes) applied to file.txt</text:span></text:p>
      <text:p text:style-name="P39"/>
      <text:p text:style-name="P107"><text:span text:style-name="T5">Tagging</text:span></text:p>
      <text:p text:style-name="P65"><text:span text:style-name="T4">git tag v1.0 <text:s text:c="22"/></text:span><text:span text:style-name="T22"># Tags the last commit as v1.0 </text:span></text:p>
      <text:p text:style-name="P81"><text:span text:style-name="T4">git tag v1.0 5e7a828<text:tab/></text:span><text:span text:style-name="T22"># Tags an earlier commit</text:span></text:p>
      <text:p text:style-name="P11"><text:span text:style-name="T4">git tag<text:tab/></text:span><text:span text:style-name="T22"># Lists all the tags</text:span></text:p>
      <text:p text:style-name="P4"><text:span text:style-name="T4">git tag -d v1.0<text:tab/></text:span><text:span text:style-name="T22"># Deletes the given tag</text:span><text:bookmark text:name="4d34og8"/></text:p>
      <text:p text:style-name="P103"><text:bookmark text:name="_2s8eyo1"/><text:span text:style-name="T21">Branching &amp; Merging</text:span></text:p>
      <text:p text:style-name="P30"/>
      <text:p text:style-name="P114"><text:span text:style-name="T5">Managing branches</text:span></text:p>
      <text:p text:style-name="P85"><text:span text:style-name="T4">git branch bugfix<text:tab/></text:span><text:span text:style-name="T22"># Creates a new branch called bugfix </text:span></text:p>
      <text:p text:style-name="P85"><text:span text:style-name="T4">git checkout bugfix<text:tab/></text:span><text:span text:style-name="T22"># Switches to the bugfix branch</text:span></text:p>
      <text:p text:style-name="P67"><text:span text:style-name="T4">git switch bugfix<text:tab/></text:span><text:span text:style-name="T22"># Same as the above </text:span></text:p>
      <text:p text:style-name="P67"><text:span text:style-name="T4">git switch -C bugfix<text:tab/></text:span><text:span text:style-name="T22"># Creates and switches</text:span></text:p>
      <text:p text:style-name="P11"><text:span text:style-name="T4">git branch -d bugfix<text:tab/></text:span><text:span text:style-name="T22"># Deletes the bugfix branch</text:span></text:p>
      <text:p text:style-name="P23"/>
      <text:p text:style-name="P114"><text:span text:style-name="T5">Comparing branches</text:span></text:p>
      <text:p text:style-name="P88"><text:span text:style-name="T4">git log master..bugfix<text:tab/></text:span><text:span text:style-name="T22"># Lists the commits in the bugfix branch not in master</text:span></text:p>
      <text:p text:style-name="P88"><text:span text:style-name="T4">git diff master..bugfix<text:tab/></text:span><text:span text:style-name="T22"># Shows the summary of changes</text:span></text:p>
      <text:p text:style-name="P117"><text:span text:style-name="T5">Stashing</text:span></text:p>
      <text:p text:style-name="P89"><text:span text:style-name="T4">git stash push -m “New tax rules” <text:s text:c="6"/></text:span><text:span text:style-name="T22">#Creates a new stash </text:span></text:p>
      <text:p text:style-name="P92"><text:span text:style-name="T4">git stash list <text:s text:c="33"/></text:span><text:span text:style-name="T22"># Lists all the stashes</text:span></text:p>
      <text:p text:style-name="P12"><text:span text:style-name="T4">git stash show stash@{1} <text:s text:c="11"/></text:span><text:span text:style-name="T22"># Shows the given stash</text:span></text:p>
      <text:p text:style-name="P5"><text:span text:style-name="T4">git stash show 1 <text:s text:c="26"/></text:span><text:span text:style-name="T22"># shortcut for stash@{1}</text:span></text:p>
      <text:p text:style-name="P16"><text:span text:style-name="T4">git stash apply 1 <text:s text:c="26"/></text:span><text:span text:style-name="T22"># Applies the given stash to the working dir</text:span></text:p>
      <text:p text:style-name="P5"><text:span text:style-name="T4">git stash drop 1 <text:s text:c="27"/></text:span><text:span text:style-name="T22"># Deletes the given stash</text:span></text:p>
      <text:p text:style-name="P5"><text:span text:style-name="T4">git stash clear <text:s text:c="29"/></text:span><text:span text:style-name="T22"># Deletes all the stashes</text:span></text:p>
      <text:p text:style-name="P31"/>
      <text:p text:style-name="P37"/>
      <text:p text:style-name="P114"><text:span text:style-name="T5">Merging</text:span></text:p>
      <text:p text:style-name="P84"><text:span text:style-name="T4">git merge bugfix <text:s text:c="4"/></text:span><text:span text:style-name="T22"># Merges the bugfix branch into the current branch </text:span></text:p>
      <text:p text:style-name="P90"><text:span text:style-name="T4">git merge --no-ff bugfix<text:tab/></text:span><text:span text:style-name="T22"># Creates a merge commit even if FF is </text:span></text:p>
      <text:p text:style-name="P10"><text:span text:style-name="T4">git merge --squash bugfix </text:span><text:span text:style-name="T22"># Performs a squash merge</text:span></text:p>
      <text:p text:style-name="P4"><text:soft-page-break/><text:span text:style-name="T4">git merge --abort<text:tab/></text:span><text:span text:style-name="T22"># Aborts the merge</text:span></text:p>
      <text:p text:style-name="P7"/>
      <text:p text:style-name="P4"><text:span text:style-name="T23">Viewing the merged branches</text:span></text:p>
      <text:p text:style-name="P4"><text:span text:style-name="T24">git branch --merged <text:s text:c="20"/></text:span><text:span text:style-name="T25"># Shows the merged branches</text:span></text:p>
      <text:p text:style-name="P4"><text:span text:style-name="T24">git branch --no-merged <text:s text:c="14"/></text:span><text:span text:style-name="T25"># Shows the unmerged branches</text:span></text:p>
      <text:p text:style-name="P8"/>
      <text:p text:style-name="P4"><text:span text:style-name="T23">Rebasing</text:span></text:p>
      <text:p text:style-name="P4"><text:span text:style-name="T24">git rebase master <text:s text:c="10"/></text:span><text:span text:style-name="T25"># Changes the base of the current branch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4"><text:bookmark text:name="_17dp8vu"/><text:span text:style-name="T21"><text:s/></text:span><text:bookmark text:name="3rdcrjn"/><text:span text:style-name="T21">Collaboration</text:span></text:p>
      <text:p text:style-name="P118"/>
      <text:p text:style-name="P113"><text:span text:style-name="T5">Cloning a repository</text:span></text:p>
      <text:p text:style-name="P3"><text:span text:style-name="T4">git clone url</text:span></text:p>
      <text:p text:style-name="P36"/>
      <text:p text:style-name="P107"><text:span text:style-name="T5">Syncing with remotes</text:span></text:p>
      <text:p text:style-name="P91"><text:span text:style-name="T4">git fetch origin master <text:s text:c="14"/></text:span><text:span text:style-name="T22"># Fetches master from origin </text:span></text:p>
      <text:p text:style-name="P93"><text:span text:style-name="T4">git fetch origin <text:s text:c="25"/></text:span><text:span text:style-name="T22"># Fetches all objects from origin</text:span></text:p>
      <text:p text:style-name="P13"><text:span text:style-name="T4">git fetch<text:tab/></text:span><text:span text:style-name="T22"># Shortcut for “git fetch origin”</text:span></text:p>
      <text:p text:style-name="P6"><text:span text:style-name="T4">git pull<text:tab/></text:span><text:span text:style-name="T22"># Fetch + merge</text:span></text:p>
      <text:p text:style-name="P17"><text:span text:style-name="T4">git push origin master<text:tab/></text:span><text:span text:style-name="T22"># Pushes master to origin</text:span></text:p>
      <text:p text:style-name="P6"><text:span text:style-name="T4">git push<text:tab/></text:span><text:span text:style-name="T22"># Shortcut for “git push origin master”</text:span></text:p>
      <text:p text:style-name="P28"/>
      <text:p text:style-name="P38"/>
      <text:p text:style-name="P107"><text:span text:style-name="T5">Sharing tags</text:span></text:p>
      <text:p text:style-name="P94"><text:span text:style-name="T4">git push origin v1.0<text:tab/></text:span><text:span text:style-name="T22"># Pushes tag v1.0 to origin </text:span></text:p>
      <text:p text:style-name="P95"><text:span text:style-name="T4">git push origin —delete v1.0</text:span></text:p>
      <text:p text:style-name="P45"/>
      <text:p text:style-name="P107"><text:span text:style-name="T5">Sharing branches</text:span></text:p>
      <text:p text:style-name="P17"><text:span text:style-name="T4">git branch -r<text:tab/></text:span><text:span text:style-name="T22"># Shows remote tracking branches</text:span></text:p>
      <text:p text:style-name="P76"><text:span text:style-name="T4">git branch -v <text:s text:c="22"/></text:span><text:span text:style-name="T22"># Shows local &amp; remote tracking branches </text:span></text:p>
      <text:p text:style-name="P78"><text:span text:style-name="T4">git push -u origin bugfix<text:tab/></text:span><text:span text:style-name="T22"># Pushes bugfix to origin</text:span></text:p>
      <text:p text:style-name="P19"><text:span text:style-name="T4">git push -d origin bugfix<text:tab/></text:span><text:span text:style-name="T22"># Removes bugfix from origin</text:span></text:p>
      <text:p text:style-name="P28"/>
      <text:p text:style-name="P41"/>
      <text:p text:style-name="P107"><text:span text:style-name="T5">Managing remotes</text:span></text:p>
      <text:p text:style-name="P6"><text:soft-page-break/><text:span text:style-name="T4">git remote<text:tab/></text:span><text:span text:style-name="T22"># Shows remote repos</text:span></text:p>
      <text:p text:style-name="P87"><text:span text:style-name="T4">git remote add upstream url<text:tab/></text:span><text:span text:style-name="T22"># Adds a new remote called upstream</text:span></text:p>
      <text:p text:style-name="P96"><text:span text:style-name="T4">git remote rm upstream <text:s text:c="7"/></text:span><text:span text:style-name="T22"># Remotes upstream</text:span><text:bookmark text:name="26in1rg"/></text:p>
      <text:p text:style-name="P105"><text:bookmark text:name="_lnxbz9"/><text:span text:style-name="T21">Rewriting History</text:span></text:p>
      <text:p text:style-name="P113"><text:span text:style-name="T5">Undoing commits</text:span></text:p>
      <text:p text:style-name="P97"><text:span text:style-name="T4">git reset --soft HEAD^<text:tab/></text:span><text:span text:style-name="T22"># Removes the last commit, keeps changed staged</text:span></text:p>
      <text:p text:style-name="P97"><text:span text:style-name="T4">git reset --mixed HEAD^<text:tab/></text:span><text:span text:style-name="T22"># Unstages the changes as well</text:span></text:p>
      <text:p text:style-name="P11"><text:span text:style-name="T4">git reset --hard HEAD^<text:tab/></text:span><text:span text:style-name="T22"># Discards local changes</text:span></text:p>
      <text:p text:style-name="P36"/>
      <text:p text:style-name="P107"><text:span text:style-name="T5">Reverting commits</text:span></text:p>
      <text:p text:style-name="P4"><text:span text:style-name="T4">git revert 72856ea<text:tab/></text:span><text:span text:style-name="T22"># Reverts the given commit</text:span></text:p>
      <text:p text:style-name="P98"><text:span text:style-name="T4">git revert HEAD~3… <text:s text:c="8"/></text:span><text:span text:style-name="T22"># Reverts the last three commits </text:span></text:p>
      <text:p text:style-name="P99"><text:span text:style-name="T4">git revert --no-commit HEAD~3..</text:span></text:p>
      <text:p text:style-name="P110"><text:span text:style-name="T5">Recovering lost commits</text:span></text:p>
      <text:p text:style-name="P15"><text:span text:style-name="T4">git reflog<text:tab/></text:span><text:span text:style-name="T22"># Shows the history of HEAD</text:span></text:p>
      <text:p text:style-name="P4"><text:span text:style-name="T4">git reflog show bugfix<text:tab/></text:span><text:span text:style-name="T22"># Shows the history of bugfix pointer</text:span></text:p>
      <text:p text:style-name="P36"/>
      <text:p text:style-name="P107"><text:span text:style-name="T5">Amending the last commit</text:span></text:p>
      <text:p text:style-name="P3"><text:span text:style-name="T4">git commit --amend</text:span></text:p>
      <text:p text:style-name="P38"/>
      <text:p text:style-name="P107"><text:span text:style-name="T5">Interactive rebasing</text:span></text:p>
      <text:p text:style-name="P3"><text:span text:style-name="T4">git rebase -i HEAD~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enQuanYi Micro Hei" svg:font-family="'WenQuanYi Micro He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entury Gothic1" svg:font-family="'Century Gothic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imes New Roman1" svg:font-family="'Times New Roman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GB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position="0% 100%" fo:font-size="16pt" style:font-name-asian="WenQuanYi Micro Hei1" style:font-family-asian="'WenQuanYi Micro Hei'" style:font-family-generic-asian="system" style:font-pitch-asian="variable" style:font-size-asian="16pt" style:font-name-complex="WenQuanYi Micro Hei1" style:font-family-complex="'WenQuanYi Micro Hei'" style:font-family-generic-complex="system" style:font-pitch-complex="variable" style:font-size-complex="16pt"/>
    </style:style>
    <style:style style:name="ListLabel_20_2" style:display-name="ListLabel 2" style:family="text">
      <style:text-properties fo:color="#3f3f3f"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✓" text:bullet-char="✓">
        <style:list-level-properties text:list-level-position-and-space-mode="label-alignment">
          <style:list-level-label-alignment text:label-followed-by="listtab" fo:text-indent="-0.4028in" fo:margin-left="1.5417in"/>
        </style:list-level-properties>
        <style:text-properties style:font-name="WenQuanYi Micro Hei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4028in" fo:margin-left="2.4543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4028in" fo:margin-left="3.3665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4028in" fo:margin-left="4.2799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4028in" fo:margin-left="5.1925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4028in" fo:margin-left="6.105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4028in" fo:margin-left="7.0181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4028in" fo:margin-left="7.9311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4028in" fo:margin-left="8.8437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1339in" style:type="center"/>
          <style:tab-stop style:position="6.2681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2" style:family="paragraph">
      <loext:graphic-properties draw:fill="none"/>
      <style:paragraph-properties fo:text-align="center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1339in" style:type="center"/>
          <style:tab-stop style:position="6.2681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entury Gothic" fo:font-size="10pt" fo:font-style="normal" style:text-underline-style="none" fo:font-weight="bold" style:font-name-asian="Century Gothic1" style:font-size-asian="10pt" style:font-style-asian="normal" style:font-weight-asian="bold" style:font-name-complex="Century Gothic1" style:font-size-complex="10pt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M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MT1" style:family="text">
      <style:text-properties fo:font-variant="normal" fo:text-transform="none" fo:color="#f2382b" style:text-line-through-style="none" style:text-line-through-type="none" style:text-position="0% 100%" style:font-name="Century Gothic" fo:font-size="10pt" fo:font-style="normal" style:text-underline-style="none" fo:font-weight="normal" style:font-name-asian="Century Gothic1" style:font-size-asian="10pt" style:font-style-asian="normal" style:font-weight-asian="normal" style:font-name-complex="Century Gothic1" style:font-size-complex="10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entury Gothic" fo:font-size="10pt" fo:font-style="normal" style:text-underline-style="none" fo:font-weight="normal" style:font-name-asian="Century Gothic1" style:font-size-asian="10pt" style:font-style-asian="normal" style:font-weight-asian="normal" style:font-name-complex="Century Gothic1" style:font-size-complex="10pt"/>
    </style:style>
    <style:style style:name="MT3" style:family="text">
      <style:text-properties fo:font-variant="normal" fo:text-transform="none" fo:color="#f2382b" style:text-line-through-style="none" style:text-line-through-type="none" style:text-position="0% 100%" style:font-name="Century Gothic" fo:font-size="10pt" fo:font-style="normal" style:text-underline-style="none" fo:font-weight="bold" style:font-name-asian="Century Gothic1" style:font-size-asian="10pt" style:font-style-asian="normal" style:font-weight-asian="bold" style:font-name-complex="Century Gothic1" style:font-size-complex="10pt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entury Gothic" fo:font-size="11pt" fo:font-style="normal" style:text-underline-style="none" fo:font-weight="normal" style:font-name-asian="Century Gothic1" style:font-size-asian="11pt" style:font-style-asian="normal" style:font-weight-asian="normal" style:font-name-complex="Century Gothic1" style:font-size-complex="11pt"/>
    </style:style>
    <style:style style:name="MT5" style:family="text">
      <style:text-properties fo:font-variant="normal" fo:text-transform="none" fo:color="#f2382b" style:text-line-through-style="none" style:text-line-through-type="none" style:text-position="0% 100%" style:font-name="Century Gothic" fo:font-size="11pt" fo:font-style="normal" style:text-underline-style="none" fo:font-weight="normal" style:font-name-asian="Century Gothic1" style:font-size-asian="11pt" style:font-style-asian="normal" style:font-weight-asian="normal" style:font-name-complex="Century Gothic1" style:font-size-complex="11pt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wrap="run-through" style:number-wrapped-paragraphs="no-limit" style:vertical-pos="from-top" style:vertical-rel="page-content" style:horizontal-pos="from-left" style:horizontal-rel="paragraph" draw:wrap-influence-on-position="once-concurrent" style:flow-with-text="false"/>
    </style:style>
    <style:style style:name="M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wrap="run-through" style:number-wrapped-paragraphs="no-limit" style:vertical-pos="middle" style:vertical-rel="page-content" style:horizontal-pos="center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5516in" fo:margin-bottom="0.433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484in" fo:margin-left="0in" fo:margin-right="0in" fo:margin-bottom="0.4091in" style:dynamic-spacing="true"/>
      </style:header-style>
      <style:footer-style>
        <style:header-footer-properties fo:min-height="0.5665in" fo:margin-left="0in" fo:margin-right="0in" fo:margin-top="0.527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25in" fo:margin-bottom="0.25in" fo:margin-left="0in" fo:margin-right="0in" style:writing-mode="lr-tb" style:layout-grid-color="#c0c0c0" style:layout-grid-lines="2737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72in" fo:margin-left="0in" fo:margin-right="0in" fo:margin-bottom="0.4327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25in" fo:margin-bottom="0.25in" fo:margin-left="0in" fo:margin-right="0in" style:writing-mode="lr-tb" style:layout-grid-color="#c0c0c0" style:layout-grid-lines="2747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307in" fo:margin-left="0in" fo:margin-right="0in" fo:margin-bottom="0.3917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5">
      <style:page-layout-properties fo:page-width="8.2681in" fo:page-height="11.6929in" style:num-format="1" style:print-orientation="portrait" fo:margin-top="0.25in" fo:margin-bottom="0.25in" fo:margin-left="0in" fo:margin-right="0in" style:writing-mode="lr-tb" style:layout-grid-color="#c0c0c0" style:layout-grid-lines="2652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8055in" fo:margin-left="0in" fo:margin-right="0in" fo:margin-bottom="0.7661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6">
      <style:page-layout-properties fo:page-width="8.2681in" fo:page-height="11.6929in" style:num-format="1" style:print-orientation="portrait" fo:margin-top="0.25in" fo:margin-bottom="0.25in" fo:margin-left="0in" fo:margin-right="0in" style:writing-mode="lr-tb" style:layout-grid-color="#c0c0c0" style:layout-grid-lines="2603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text:anchor-type="char" draw:z-index="1" draw:style-name="Mgr1" draw:text-style-name="MP2" svg:width="8.3106in" svg:height="11.7504in" svg:x="-1.0681in" svg:y="-0.9965in"><draw:image xlink:href="Pictures/10000000000006E8000009C405BB192503F9ABBC.png" xlink:type="simple" xlink:show="embed" xlink:actuate="onLoad"><text:p/></draw:image></draw:frame></text:p>
      </style:header>
      <style:footer>
        <text:p text:style-name="MP3"><text:span text:style-name="MT1"><text:s text:c="129"/></text:span></text:p>
        <text:p text:style-name="MP3"><text:span text:style-name="MT2"><text:s text:c="126"/>+1 (410) 8887049</text:span></text:p>
        <text:p text:style-name="MP3"><text:span text:style-name="MT2"><text:s text:c="118"/>contact@jjtechinc.co</text:span><text:span text:style-name="MT1"> <text:s text:c="2"/></text:span></text:p>
        <text:p text:style-name="MP3"><text:span text:style-name="MT1"><text:s text:c="125"/></text:span><text:span text:style-name="MT2">www.jjtechinc.co</text:span></text:p>
        <text:p text:style-name="MP4"><text:span text:style-name="MT3"><text:tab/> <text:s text:c="78"/></text:span><text:span text:style-name="MT2">14103 Hammermil Field Dr Bowie MD 20720</text:span></text:p>
        <text:p text:style-name="MP5"/>
        <text:p text:style-name="MP6"><text:span text:style-name="MT4"><text:s text:c="81"/></text:span></text:p>
        <text:p text:style-name="MP7"><text:span text:style-name="MT5"><text:s text:c="95"/></text:span></text:p>
      </style:footer>
    </style:master-page>
    <style:master-page style:name="First_20_Page" style:display-name="First Page" style:page-layout-name="Mpm2" style:next-style-name="Standard">
      <style:header>
        <text:p text:style-name="MP1"><draw:frame text:anchor-type="char" draw:z-index="0" draw:style-name="Mgr2" draw:text-style-name="MP2" svg:width="8.2717in" svg:height="11.6953in" svg:x="0.0008in" svg:y="0in"><draw:image xlink:href="Pictures/10000000000006E8000009C405BB192503F9ABBC.png" xlink:type="simple" xlink:show="embed" xlink:actuate="onLoad"><text:p/></draw:image></draw:frame></text:p>
      </style:header>
      <style:footer>
        <text:p text:style-name="MP1"/>
      </style:footer>
    </style:master-page>
    <style:master-page style:name="Converted1" style:page-layout-name="Mpm3">
      <style:header>
        <text:p text:style-name="Header"/>
      </style:header>
      <style:footer>
        <text:p text:style-name="MP3"><text:span text:style-name="MT1"><text:s text:c="129"/></text:span></text:p>
        <text:p text:style-name="MP3"><text:span text:style-name="MT2"><text:s text:c="126"/>+1 (410) 8887049</text:span></text:p>
        <text:p text:style-name="MP3"><text:span text:style-name="MT2"><text:s text:c="118"/>contact@jjtechinc.co</text:span><text:span text:style-name="MT1"> <text:s text:c="2"/></text:span></text:p>
        <text:p text:style-name="MP3"><text:span text:style-name="MT1"><text:s text:c="125"/></text:span><text:span text:style-name="MT2">www.jjtechinc.co</text:span></text:p>
        <text:p text:style-name="MP4"><text:span text:style-name="MT3"><text:tab/> <text:s text:c="78"/></text:span><text:span text:style-name="MT2">14103 Hammermil Field Dr Bowie MD 20720</text:span></text:p>
        <text:p text:style-name="MP5"/>
        <text:p text:style-name="MP6"><text:span text:style-name="MT4"><text:s text:c="81"/></text:span></text:p>
        <text:p text:style-name="MP7"><text:span text:style-name="MT5"><text:s text:c="95"/></text:span></text:p>
      </style:footer>
    </style:master-page>
    <style:master-page style:name="Converted2" style:page-layout-name="Mpm4">
      <style:header>
        <text:p text:style-name="Header"/>
      </style:header>
      <style:footer>
        <text:p text:style-name="MP3"><text:span text:style-name="MT1"><text:s text:c="129"/></text:span></text:p>
        <text:p text:style-name="MP3"><text:span text:style-name="MT2"><text:s text:c="126"/>+1 (410) 8887049</text:span></text:p>
        <text:p text:style-name="MP3"><text:span text:style-name="MT2"><text:s text:c="118"/>contact@jjtechinc.co</text:span><text:span text:style-name="MT1"> <text:s text:c="2"/></text:span></text:p>
        <text:p text:style-name="MP3"><text:span text:style-name="MT1"><text:s text:c="125"/></text:span><text:span text:style-name="MT2">www.jjtechinc.co</text:span></text:p>
        <text:p text:style-name="MP4"><text:span text:style-name="MT3"><text:tab/> <text:s text:c="78"/></text:span><text:span text:style-name="MT2">14103 Hammermil Field Dr Bowie MD 20720</text:span></text:p>
        <text:p text:style-name="MP5"/>
        <text:p text:style-name="MP6"><text:span text:style-name="MT4"><text:s text:c="81"/></text:span></text:p>
        <text:p text:style-name="MP7"><text:span text:style-name="MT5"><text:s text:c="95"/></text:span></text:p>
      </style:footer>
    </style:master-page>
    <style:master-page style:name="Converted3" style:page-layout-name="Mpm5">
      <style:header>
        <text:p text:style-name="Header"/>
      </style:header>
      <style:footer>
        <text:p text:style-name="MP3"><text:span text:style-name="MT1"><text:s text:c="129"/></text:span></text:p>
        <text:p text:style-name="MP3"><text:span text:style-name="MT2"><text:s text:c="126"/>+1 (410) 8887049</text:span></text:p>
        <text:p text:style-name="MP3"><text:span text:style-name="MT2"><text:s text:c="118"/>contact@jjtechinc.co</text:span><text:span text:style-name="MT1"> <text:s text:c="2"/></text:span></text:p>
        <text:p text:style-name="MP3"><text:span text:style-name="MT1"><text:s text:c="125"/></text:span><text:span text:style-name="MT2">www.jjtechinc.co</text:span></text:p>
        <text:p text:style-name="MP4"><text:span text:style-name="MT3"><text:tab/> <text:s text:c="78"/></text:span><text:span text:style-name="MT2">14103 Hammermil Field Dr Bowie MD 20720</text:span></text:p>
        <text:p text:style-name="MP5"/>
        <text:p text:style-name="MP6"><text:span text:style-name="MT4"><text:s text:c="81"/></text:span></text:p>
        <text:p text:style-name="MP7"><text:span text:style-name="MT5"><text:s text:c="95"/></text:span></text:p>
      </style:footer>
    </style:master-page>
    <style:master-page style:name="Converted4" style:page-layout-name="Mpm4">
      <style:header>
        <text:p text:style-name="Header"/>
      </style:header>
      <style:footer>
        <text:p text:style-name="MP3"><text:span text:style-name="MT1"><text:s text:c="129"/></text:span></text:p>
        <text:p text:style-name="MP3"><text:span text:style-name="MT2"><text:s text:c="126"/>+1 (410) 8887049</text:span></text:p>
        <text:p text:style-name="MP3"><text:span text:style-name="MT2"><text:s text:c="118"/>contact@jjtechinc.co</text:span><text:span text:style-name="MT1"> <text:s text:c="2"/></text:span></text:p>
        <text:p text:style-name="MP3"><text:span text:style-name="MT1"><text:s text:c="125"/></text:span><text:span text:style-name="MT2">www.jjtechinc.co</text:span></text:p>
        <text:p text:style-name="MP4"><text:span text:style-name="MT3"><text:tab/> <text:s text:c="78"/></text:span><text:span text:style-name="MT2">14103 Hammermil Field Dr Bowie MD 20720</text:span></text:p>
        <text:p text:style-name="MP5"/>
        <text:p text:style-name="MP6"><text:span text:style-name="MT4"><text:s text:c="81"/></text:span></text:p>
        <text:p text:style-name="MP7"><text:span text:style-name="MT5"><text:s text:c="95"/></text:span></text:p>
      </style:footer>
    </style:master-page>
    <style:master-page style:name="Converted5" style:page-layout-name="Mpm4">
      <style:header>
        <text:p text:style-name="Header"/>
      </style:header>
      <style:footer>
        <text:p text:style-name="MP3"><text:span text:style-name="MT1"><text:s text:c="129"/></text:span></text:p>
        <text:p text:style-name="MP3"><text:span text:style-name="MT2"><text:s text:c="126"/>+1 (410) 8887049</text:span></text:p>
        <text:p text:style-name="MP3"><text:span text:style-name="MT2"><text:s text:c="118"/>contact@jjtechinc.co</text:span><text:span text:style-name="MT1"> <text:s text:c="2"/></text:span></text:p>
        <text:p text:style-name="MP3"><text:span text:style-name="MT1"><text:s text:c="125"/></text:span><text:span text:style-name="MT2">www.jjtechinc.co</text:span></text:p>
        <text:p text:style-name="MP4"><text:span text:style-name="MT3"><text:tab/> <text:s text:c="78"/></text:span><text:span text:style-name="MT2">14103 Hammermil Field Dr Bowie MD 20720</text:span></text:p>
        <text:p text:style-name="MP5"/>
        <text:p text:style-name="MP6"><text:span text:style-name="MT4"><text:s text:c="81"/></text:span></text:p>
        <text:p text:style-name="MP7"><text:span text:style-name="MT5"><text:s text:c="95"/></text:span></text:p>
      </style:footer>
    </style:master-page>
    <style:master-page style:name="Converted6" style:page-layout-name="Mpm4">
      <style:header>
        <text:p text:style-name="Header"/>
      </style:header>
      <style:footer>
        <text:p text:style-name="MP3"><text:span text:style-name="MT1"><text:s text:c="129"/></text:span></text:p>
        <text:p text:style-name="MP3"><text:span text:style-name="MT2"><text:s text:c="126"/>+1 (410) 8887049</text:span></text:p>
        <text:p text:style-name="MP3"><text:span text:style-name="MT2"><text:s text:c="118"/>contact@jjtechinc.co</text:span><text:span text:style-name="MT1"> <text:s text:c="2"/></text:span></text:p>
        <text:p text:style-name="MP3"><text:span text:style-name="MT1"><text:s text:c="125"/></text:span><text:span text:style-name="MT2">www.jjtechinc.co</text:span></text:p>
        <text:p text:style-name="MP4"><text:span text:style-name="MT3"><text:tab/> <text:s text:c="78"/></text:span><text:span text:style-name="MT2">14103 Hammermil Field Dr Bowie MD 20720</text:span></text:p>
        <text:p text:style-name="MP5"/>
        <text:p text:style-name="MP6"><text:span text:style-name="MT4"><text:s text:c="81"/></text:span></text:p>
        <text:p text:style-name="MP7"><text:span text:style-name="MT5"><text:s text:c="95"/></text:span></text:p>
      </style:footer>
    </style:master-page>
    <style:master-page style:name="Converted7" style:page-layout-name="Mpm6">
      <style:header>
        <text:p text:style-name="Header"/>
      </style:header>
      <style:footer>
        <text:p text:style-name="MP3"><text:span text:style-name="MT1"><text:s text:c="129"/></text:span></text:p>
        <text:p text:style-name="MP3"><text:span text:style-name="MT2"><text:s text:c="126"/>+1 (410) 8887049</text:span></text:p>
        <text:p text:style-name="MP3"><text:span text:style-name="MT2"><text:s text:c="118"/>contact@jjtechinc.co</text:span><text:span text:style-name="MT1"> <text:s text:c="2"/></text:span></text:p>
        <text:p text:style-name="MP3"><text:span text:style-name="MT1"><text:s text:c="125"/></text:span><text:span text:style-name="MT2">www.jjtechinc.co</text:span></text:p>
        <text:p text:style-name="MP4"><text:span text:style-name="MT3"><text:tab/> <text:s text:c="78"/></text:span><text:span text:style-name="MT2">14103 Hammermil Field Dr Bowie MD 20720</text:span></text:p>
        <text:p text:style-name="MP5"/>
        <text:p text:style-name="MP6"><text:span text:style-name="MT4"><text:s text:c="81"/></text:span></text:p>
        <text:p text:style-name="MP7"><text:span text:style-name="MT5"><text:s text:c="95"/></text:span></text:p>
      </style:footer>
    </style:master-page>
    <style:master-page style:name="Converted8" style:page-layout-name="Mpm4">
      <style:header>
        <text:p text:style-name="Header"/>
      </style:header>
      <style:footer>
        <text:p text:style-name="MP3"><text:span text:style-name="MT1"><text:s text:c="129"/></text:span></text:p>
        <text:p text:style-name="MP3"><text:span text:style-name="MT2"><text:s text:c="126"/>+1 (410) 8887049</text:span></text:p>
        <text:p text:style-name="MP3"><text:span text:style-name="MT2"><text:s text:c="118"/>contact@jjtechinc.co</text:span><text:span text:style-name="MT1"> <text:s text:c="2"/></text:span></text:p>
        <text:p text:style-name="MP3"><text:span text:style-name="MT1"><text:s text:c="125"/></text:span><text:span text:style-name="MT2">www.jjtechinc.co</text:span></text:p>
        <text:p text:style-name="MP4"><text:span text:style-name="MT3"><text:tab/> <text:s text:c="78"/></text:span><text:span text:style-name="MT2">14103 Hammermil Field Dr Bowie MD 20720</text:span></text:p>
        <text:p text:style-name="MP5"/>
        <text:p text:style-name="MP6"><text:span text:style-name="MT4"><text:s text:c="81"/></text:span></text:p>
        <text:p text:style-name="MP7"><text:span text:style-name="MT5"><text:s text:c="95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3" meta:paragraph-count="229" meta:word-count="1187" meta:character-count="13937" meta:non-whitespace-character-count="5763"/>
    <meta:generator>LibreOfficeDev/6.0.5.2$Linux_X86_64 LibreOffice_project/</meta:generator>
  </office:meta>
</office:document-meta>
</file>